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3.594cm" svg:height="8.999cm" svg:x="5.914cm" svg:y="2.198cm">
            <draw:object draw:notify-on-update-of-ranges="Sheet1.A1:Sheet1.A1 Sheet1.A2:Sheet1.A401 Sheet1.B1:Sheet1.B1 Sheet1.B2:Sheet1.B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FT</text:p>
          </table:table-cell>
          <table:table-cell office:value-type="string">
            <text:p>IMG</text:p>
          </table:table-cell>
        </table:table-row>
        <table:table-row table:style-name="ro1">
          <table:table-cell office:value-type="float" office:value="27.4036">
            <text:p>27,4036</text:p>
          </table:table-cell>
          <table:table-cell office:value-type="float" office:value="36.5173">
            <text:p>36,5173</text:p>
          </table:table-cell>
        </table:table-row>
        <table:table-row table:style-name="ro1">
          <table:table-cell office:value-type="float" office:value="24.0382">
            <text:p>24,0382</text:p>
          </table:table-cell>
          <table:table-cell office:value-type="float" office:value="23.632">
            <text:p>23,632</text:p>
          </table:table-cell>
        </table:table-row>
        <table:table-row table:style-name="ro1">
          <table:table-cell office:value-type="float" office:value="21.192">
            <text:p>21,192</text:p>
          </table:table-cell>
          <table:table-cell office:value-type="float" office:value="21.0056">
            <text:p>21,0056</text:p>
          </table:table-cell>
        </table:table-row>
        <table:table-row table:style-name="ro1">
          <table:table-cell office:value-type="float" office:value="17.0911">
            <text:p>17,0911</text:p>
          </table:table-cell>
          <table:table-cell office:value-type="float" office:value="17.1078">
            <text:p>17,1078</text:p>
          </table:table-cell>
        </table:table-row>
        <table:table-row table:style-name="ro1">
          <table:table-cell office:value-type="float" office:value="14.2791">
            <text:p>14,2791</text:p>
          </table:table-cell>
          <table:table-cell office:value-type="float" office:value="16.1051">
            <text:p>16,1051</text:p>
          </table:table-cell>
        </table:table-row>
        <table:table-row table:style-name="ro1">
          <table:table-cell office:value-type="float" office:value="12.1422">
            <text:p>12,1422</text:p>
          </table:table-cell>
          <table:table-cell office:value-type="float" office:value="15.335">
            <text:p>15,335</text:p>
          </table:table-cell>
        </table:table-row>
        <table:table-row table:style-name="ro1">
          <table:table-cell office:value-type="float" office:value="11.1317">
            <text:p>11,1317</text:p>
          </table:table-cell>
          <table:table-cell office:value-type="float" office:value="14.4703">
            <text:p>14,4703</text:p>
          </table:table-cell>
        </table:table-row>
        <table:table-row table:style-name="ro1">
          <table:table-cell office:value-type="float" office:value="10.4745">
            <text:p>10,4745</text:p>
          </table:table-cell>
          <table:table-cell office:value-type="float" office:value="13.2357">
            <text:p>13,2357</text:p>
          </table:table-cell>
        </table:table-row>
        <table:table-row table:style-name="ro1">
          <table:table-cell office:value-type="float" office:value="10.2113">
            <text:p>10,2113</text:p>
          </table:table-cell>
          <table:table-cell office:value-type="float" office:value="12.5514">
            <text:p>12,5514</text:p>
          </table:table-cell>
        </table:table-row>
        <table:table-row table:style-name="ro1">
          <table:table-cell office:value-type="float" office:value="9.89059">
            <text:p>9,89059</text:p>
          </table:table-cell>
          <table:table-cell office:value-type="float" office:value="13.0806">
            <text:p>13,0806</text:p>
          </table:table-cell>
        </table:table-row>
        <table:table-row table:style-name="ro1">
          <table:table-cell office:value-type="float" office:value="9.91607">
            <text:p>9,91607</text:p>
          </table:table-cell>
          <table:table-cell office:value-type="float" office:value="12.4163">
            <text:p>12,4163</text:p>
          </table:table-cell>
        </table:table-row>
        <table:table-row table:style-name="ro1">
          <table:table-cell office:value-type="float" office:value="9.53377">
            <text:p>9,53377</text:p>
          </table:table-cell>
          <table:table-cell office:value-type="float" office:value="10.6267">
            <text:p>10,6267</text:p>
          </table:table-cell>
        </table:table-row>
        <table:table-row table:style-name="ro1">
          <table:table-cell office:value-type="float" office:value="9.49853">
            <text:p>9,49853</text:p>
          </table:table-cell>
          <table:table-cell office:value-type="float" office:value="13.5534">
            <text:p>13,5534</text:p>
          </table:table-cell>
        </table:table-row>
        <table:table-row table:style-name="ro1">
          <table:table-cell office:value-type="float" office:value="9.18009">
            <text:p>9,18009</text:p>
          </table:table-cell>
          <table:table-cell office:value-type="float" office:value="10.3644">
            <text:p>10,3644</text:p>
          </table:table-cell>
        </table:table-row>
        <table:table-row table:style-name="ro1">
          <table:table-cell office:value-type="float" office:value="9.41245">
            <text:p>9,41245</text:p>
          </table:table-cell>
          <table:table-cell office:value-type="float" office:value="10.5579">
            <text:p>10,5579</text:p>
          </table:table-cell>
        </table:table-row>
        <table:table-row table:style-name="ro1">
          <table:table-cell office:value-type="float" office:value="9.2724">
            <text:p>9,2724</text:p>
          </table:table-cell>
          <table:table-cell office:value-type="float" office:value="13.7912">
            <text:p>13,7912</text:p>
          </table:table-cell>
        </table:table-row>
        <table:table-row table:style-name="ro1">
          <table:table-cell office:value-type="float" office:value="9.29235">
            <text:p>9,29235</text:p>
          </table:table-cell>
          <table:table-cell office:value-type="float" office:value="15.9804">
            <text:p>15,9804</text:p>
          </table:table-cell>
        </table:table-row>
        <table:table-row table:style-name="ro1">
          <table:table-cell office:value-type="float" office:value="9.03357">
            <text:p>9,03357</text:p>
          </table:table-cell>
          <table:table-cell office:value-type="float" office:value="18.0356">
            <text:p>18,0356</text:p>
          </table:table-cell>
        </table:table-row>
        <table:table-row table:style-name="ro1">
          <table:table-cell office:value-type="float" office:value="8.82748">
            <text:p>8,82748</text:p>
          </table:table-cell>
          <table:table-cell office:value-type="float" office:value="16.2461">
            <text:p>16,2461</text:p>
          </table:table-cell>
        </table:table-row>
        <table:table-row table:style-name="ro1">
          <table:table-cell office:value-type="float" office:value="9.12399">
            <text:p>9,12399</text:p>
          </table:table-cell>
          <table:table-cell office:value-type="float" office:value="18.2522">
            <text:p>18,2522</text:p>
          </table:table-cell>
        </table:table-row>
        <table:table-row table:style-name="ro1">
          <table:table-cell office:value-type="float" office:value="9.00592">
            <text:p>9,00592</text:p>
          </table:table-cell>
          <table:table-cell office:value-type="float" office:value="18.9616">
            <text:p>18,9616</text:p>
          </table:table-cell>
        </table:table-row>
        <table:table-row table:style-name="ro1">
          <table:table-cell office:value-type="float" office:value="8.72921">
            <text:p>8,72921</text:p>
          </table:table-cell>
          <table:table-cell office:value-type="float" office:value="16.5096">
            <text:p>16,5096</text:p>
          </table:table-cell>
        </table:table-row>
        <table:table-row table:style-name="ro1">
          <table:table-cell office:value-type="float" office:value="8.89859">
            <text:p>8,89859</text:p>
          </table:table-cell>
          <table:table-cell office:value-type="float" office:value="14.9747">
            <text:p>14,9747</text:p>
          </table:table-cell>
        </table:table-row>
        <table:table-row table:style-name="ro1">
          <table:table-cell office:value-type="float" office:value="8.81253">
            <text:p>8,81253</text:p>
          </table:table-cell>
          <table:table-cell office:value-type="float" office:value="17.3207">
            <text:p>17,3207</text:p>
          </table:table-cell>
        </table:table-row>
        <table:table-row table:style-name="ro1">
          <table:table-cell office:value-type="float" office:value="8.69488">
            <text:p>8,69488</text:p>
          </table:table-cell>
          <table:table-cell office:value-type="float" office:value="15.3637">
            <text:p>15,3637</text:p>
          </table:table-cell>
        </table:table-row>
        <table:table-row table:style-name="ro1">
          <table:table-cell office:value-type="float" office:value="8.63775">
            <text:p>8,63775</text:p>
          </table:table-cell>
          <table:table-cell office:value-type="float" office:value="17.0867">
            <text:p>17,0867</text:p>
          </table:table-cell>
        </table:table-row>
        <table:table-row table:style-name="ro1">
          <table:table-cell office:value-type="float" office:value="8.61028">
            <text:p>8,61028</text:p>
          </table:table-cell>
          <table:table-cell office:value-type="float" office:value="17.8828">
            <text:p>17,8828</text:p>
          </table:table-cell>
        </table:table-row>
        <table:table-row table:style-name="ro1">
          <table:table-cell office:value-type="float" office:value="8.68407">
            <text:p>8,68407</text:p>
          </table:table-cell>
          <table:table-cell office:value-type="float" office:value="19.2941">
            <text:p>19,2941</text:p>
          </table:table-cell>
        </table:table-row>
        <table:table-row table:style-name="ro1">
          <table:table-cell office:value-type="float" office:value="8.33067">
            <text:p>8,33067</text:p>
          </table:table-cell>
          <table:table-cell office:value-type="float" office:value="17.1647">
            <text:p>17,1647</text:p>
          </table:table-cell>
        </table:table-row>
        <table:table-row table:style-name="ro1">
          <table:table-cell office:value-type="float" office:value="8.52727">
            <text:p>8,52727</text:p>
          </table:table-cell>
          <table:table-cell office:value-type="float" office:value="17.3813">
            <text:p>17,3813</text:p>
          </table:table-cell>
        </table:table-row>
        <table:table-row table:style-name="ro1">
          <table:table-cell office:value-type="float" office:value="8.27501">
            <text:p>8,27501</text:p>
          </table:table-cell>
          <table:table-cell office:value-type="float" office:value="18.1097">
            <text:p>18,1097</text:p>
          </table:table-cell>
        </table:table-row>
        <table:table-row table:style-name="ro1">
          <table:table-cell office:value-type="float" office:value="8.41591">
            <text:p>8,41591</text:p>
          </table:table-cell>
          <table:table-cell office:value-type="float" office:value="34.1321">
            <text:p>34,1321</text:p>
          </table:table-cell>
        </table:table-row>
        <table:table-row table:style-name="ro1">
          <table:table-cell office:value-type="float" office:value="8.2669">
            <text:p>8,2669</text:p>
          </table:table-cell>
          <table:table-cell office:value-type="float" office:value="18.1315">
            <text:p>18,1315</text:p>
          </table:table-cell>
        </table:table-row>
        <table:table-row table:style-name="ro1">
          <table:table-cell office:value-type="float" office:value="8.15231">
            <text:p>8,15231</text:p>
          </table:table-cell>
          <table:table-cell office:value-type="float" office:value="17.0569">
            <text:p>17,0569</text:p>
          </table:table-cell>
        </table:table-row>
        <table:table-row table:style-name="ro1">
          <table:table-cell office:value-type="float" office:value="7.84804">
            <text:p>7,84804</text:p>
          </table:table-cell>
          <table:table-cell office:value-type="float" office:value="17.9091">
            <text:p>17,9091</text:p>
          </table:table-cell>
        </table:table-row>
        <table:table-row table:style-name="ro1">
          <table:table-cell office:value-type="float" office:value="8.12469">
            <text:p>8,12469</text:p>
          </table:table-cell>
          <table:table-cell office:value-type="float" office:value="14.3284">
            <text:p>14,3284</text:p>
          </table:table-cell>
        </table:table-row>
        <table:table-row table:style-name="ro1">
          <table:table-cell office:value-type="float" office:value="8.02134">
            <text:p>8,02134</text:p>
          </table:table-cell>
          <table:table-cell office:value-type="float" office:value="13.826">
            <text:p>13,826</text:p>
          </table:table-cell>
        </table:table-row>
        <table:table-row table:style-name="ro1">
          <table:table-cell office:value-type="float" office:value="7.71926">
            <text:p>7,71926</text:p>
          </table:table-cell>
          <table:table-cell office:value-type="float" office:value="16.1663">
            <text:p>16,1663</text:p>
          </table:table-cell>
        </table:table-row>
        <table:table-row table:style-name="ro1">
          <table:table-cell office:value-type="float" office:value="7.77494">
            <text:p>7,77494</text:p>
          </table:table-cell>
          <table:table-cell office:value-type="float" office:value="19.1341">
            <text:p>19,1341</text:p>
          </table:table-cell>
        </table:table-row>
        <table:table-row table:style-name="ro1">
          <table:table-cell office:value-type="float" office:value="7.73475">
            <text:p>7,73475</text:p>
          </table:table-cell>
          <table:table-cell office:value-type="float" office:value="15.0835">
            <text:p>15,0835</text:p>
          </table:table-cell>
        </table:table-row>
        <table:table-row table:style-name="ro1">
          <table:table-cell office:value-type="float" office:value="7.32245">
            <text:p>7,32245</text:p>
          </table:table-cell>
          <table:table-cell office:value-type="float" office:value="13.1608">
            <text:p>13,1608</text:p>
          </table:table-cell>
        </table:table-row>
        <table:table-row table:style-name="ro1">
          <table:table-cell office:value-type="float" office:value="7.61355">
            <text:p>7,61355</text:p>
          </table:table-cell>
          <table:table-cell office:value-type="float" office:value="14.1701">
            <text:p>14,1701</text:p>
          </table:table-cell>
        </table:table-row>
        <table:table-row table:style-name="ro1">
          <table:table-cell office:value-type="float" office:value="7.44091">
            <text:p>7,44091</text:p>
          </table:table-cell>
          <table:table-cell office:value-type="float" office:value="17.8915">
            <text:p>17,8915</text:p>
          </table:table-cell>
        </table:table-row>
        <table:table-row table:style-name="ro1">
          <table:table-cell office:value-type="float" office:value="7.21918">
            <text:p>7,21918</text:p>
          </table:table-cell>
          <table:table-cell office:value-type="float" office:value="17.1033">
            <text:p>17,1033</text:p>
          </table:table-cell>
        </table:table-row>
        <table:table-row table:style-name="ro1">
          <table:table-cell office:value-type="float" office:value="7.37623">
            <text:p>7,37623</text:p>
          </table:table-cell>
          <table:table-cell office:value-type="float" office:value="14.4989">
            <text:p>14,4989</text:p>
          </table:table-cell>
        </table:table-row>
        <table:table-row table:style-name="ro1">
          <table:table-cell office:value-type="float" office:value="7.22725">
            <text:p>7,22725</text:p>
          </table:table-cell>
          <table:table-cell office:value-type="float" office:value="13.0975">
            <text:p>13,0975</text:p>
          </table:table-cell>
        </table:table-row>
        <table:table-row table:style-name="ro1">
          <table:table-cell office:value-type="float" office:value="6.89589">
            <text:p>6,89589</text:p>
          </table:table-cell>
          <table:table-cell office:value-type="float" office:value="17.152">
            <text:p>17,152</text:p>
          </table:table-cell>
        </table:table-row>
        <table:table-row table:style-name="ro1">
          <table:table-cell office:value-type="float" office:value="7.14026">
            <text:p>7,14026</text:p>
          </table:table-cell>
          <table:table-cell office:value-type="float" office:value="13.7884">
            <text:p>13,7884</text:p>
          </table:table-cell>
        </table:table-row>
        <table:table-row table:style-name="ro1">
          <table:table-cell office:value-type="float" office:value="6.97504">
            <text:p>6,97504</text:p>
          </table:table-cell>
          <table:table-cell office:value-type="float" office:value="11.2395">
            <text:p>11,2395</text:p>
          </table:table-cell>
        </table:table-row>
        <table:table-row table:style-name="ro1">
          <table:table-cell office:value-type="float" office:value="6.62026">
            <text:p>6,62026</text:p>
          </table:table-cell>
          <table:table-cell office:value-type="float" office:value="12.411">
            <text:p>12,411</text:p>
          </table:table-cell>
        </table:table-row>
        <table:table-row table:style-name="ro1">
          <table:table-cell office:value-type="float" office:value="6.88519">
            <text:p>6,88519</text:p>
          </table:table-cell>
          <table:table-cell office:value-type="float" office:value="16.2304">
            <text:p>16,2304</text:p>
          </table:table-cell>
        </table:table-row>
        <table:table-row table:style-name="ro1">
          <table:table-cell office:value-type="float" office:value="6.55187">
            <text:p>6,55187</text:p>
          </table:table-cell>
          <table:table-cell office:value-type="float" office:value="11.2459">
            <text:p>11,2459</text:p>
          </table:table-cell>
        </table:table-row>
        <table:table-row table:style-name="ro1">
          <table:table-cell office:value-type="float" office:value="6.56349">
            <text:p>6,56349</text:p>
          </table:table-cell>
          <table:table-cell office:value-type="float" office:value="11.2215">
            <text:p>11,2215</text:p>
          </table:table-cell>
        </table:table-row>
        <table:table-row table:style-name="ro1">
          <table:table-cell office:value-type="float" office:value="6.51817">
            <text:p>6,51817</text:p>
          </table:table-cell>
          <table:table-cell office:value-type="float" office:value="15.3747">
            <text:p>15,3747</text:p>
          </table:table-cell>
        </table:table-row>
        <table:table-row table:style-name="ro1">
          <table:table-cell office:value-type="float" office:value="6.64072">
            <text:p>6,64072</text:p>
          </table:table-cell>
          <table:table-cell office:value-type="float" office:value="14.5429">
            <text:p>14,5429</text:p>
          </table:table-cell>
        </table:table-row>
        <table:table-row table:style-name="ro1">
          <table:table-cell office:value-type="float" office:value="6.41163">
            <text:p>6,41163</text:p>
          </table:table-cell>
          <table:table-cell office:value-type="float" office:value="13.4661">
            <text:p>13,4661</text:p>
          </table:table-cell>
        </table:table-row>
        <table:table-row table:style-name="ro1">
          <table:table-cell office:value-type="float" office:value="6.29233">
            <text:p>6,29233</text:p>
          </table:table-cell>
          <table:table-cell office:value-type="float" office:value="14.077">
            <text:p>14,077</text:p>
          </table:table-cell>
        </table:table-row>
        <table:table-row table:style-name="ro1">
          <table:table-cell office:value-type="float" office:value="6.39198">
            <text:p>6,39198</text:p>
          </table:table-cell>
          <table:table-cell office:value-type="float" office:value="13.4759">
            <text:p>13,4759</text:p>
          </table:table-cell>
        </table:table-row>
        <table:table-row table:style-name="ro1">
          <table:table-cell office:value-type="float" office:value="6.04006">
            <text:p>6,04006</text:p>
          </table:table-cell>
          <table:table-cell office:value-type="float" office:value="15.9727">
            <text:p>15,9727</text:p>
          </table:table-cell>
        </table:table-row>
        <table:table-row table:style-name="ro1">
          <table:table-cell office:value-type="float" office:value="6.24118">
            <text:p>6,24118</text:p>
          </table:table-cell>
          <table:table-cell office:value-type="float" office:value="16.7656">
            <text:p>16,7656</text:p>
          </table:table-cell>
        </table:table-row>
        <table:table-row table:style-name="ro1">
          <table:table-cell office:value-type="float" office:value="6.08666">
            <text:p>6,08666</text:p>
          </table:table-cell>
          <table:table-cell office:value-type="float" office:value="10.23">
            <text:p>10,23</text:p>
          </table:table-cell>
        </table:table-row>
        <table:table-row table:style-name="ro1">
          <table:table-cell office:value-type="float" office:value="6.1063">
            <text:p>6,1063</text:p>
          </table:table-cell>
          <table:table-cell office:value-type="float" office:value="10.2154">
            <text:p>10,2154</text:p>
          </table:table-cell>
        </table:table-row>
        <table:table-row table:style-name="ro1">
          <table:table-cell office:value-type="float" office:value="5.79732">
            <text:p>5,79732</text:p>
          </table:table-cell>
          <table:table-cell office:value-type="float" office:value="10.1893">
            <text:p>10,1893</text:p>
          </table:table-cell>
        </table:table-row>
        <table:table-row table:style-name="ro1">
          <table:table-cell office:value-type="float" office:value="5.98109">
            <text:p>5,98109</text:p>
          </table:table-cell>
          <table:table-cell office:value-type="float" office:value="9.63455">
            <text:p>9,63455</text:p>
          </table:table-cell>
        </table:table-row>
        <table:table-row table:style-name="ro1">
          <table:table-cell office:value-type="float" office:value="5.70385">
            <text:p>5,70385</text:p>
          </table:table-cell>
          <table:table-cell office:value-type="float" office:value="10.8088">
            <text:p>10,8088</text:p>
          </table:table-cell>
        </table:table-row>
        <table:table-row table:style-name="ro1">
          <table:table-cell office:value-type="float" office:value="5.81829">
            <text:p>5,81829</text:p>
          </table:table-cell>
          <table:table-cell office:value-type="float" office:value="9.23204">
            <text:p>9,23204</text:p>
          </table:table-cell>
        </table:table-row>
        <table:table-row table:style-name="ro1">
          <table:table-cell office:value-type="float" office:value="5.73298">
            <text:p>5,73298</text:p>
          </table:table-cell>
          <table:table-cell office:value-type="float" office:value="8.81956">
            <text:p>8,81956</text:p>
          </table:table-cell>
        </table:table-row>
        <table:table-row table:style-name="ro1">
          <table:table-cell office:value-type="float" office:value="5.73557">
            <text:p>5,73557</text:p>
          </table:table-cell>
          <table:table-cell office:value-type="float" office:value="8.61632">
            <text:p>8,61632</text:p>
          </table:table-cell>
        </table:table-row>
        <table:table-row table:style-name="ro1">
          <table:table-cell office:value-type="float" office:value="5.68007">
            <text:p>5,68007</text:p>
          </table:table-cell>
          <table:table-cell office:value-type="float" office:value="8.7215">
            <text:p>8,7215</text:p>
          </table:table-cell>
        </table:table-row>
        <table:table-row table:style-name="ro1">
          <table:table-cell office:value-type="float" office:value="5.72835">
            <text:p>5,72835</text:p>
          </table:table-cell>
          <table:table-cell office:value-type="float" office:value="8.68253">
            <text:p>8,68253</text:p>
          </table:table-cell>
        </table:table-row>
        <table:table-row table:style-name="ro1">
          <table:table-cell office:value-type="float" office:value="5.51186">
            <text:p>5,51186</text:p>
          </table:table-cell>
          <table:table-cell office:value-type="float" office:value="10.003">
            <text:p>10,003</text:p>
          </table:table-cell>
        </table:table-row>
        <table:table-row table:style-name="ro1">
          <table:table-cell office:value-type="float" office:value="5.42934">
            <text:p>5,42934</text:p>
          </table:table-cell>
          <table:table-cell office:value-type="float" office:value="10.9217">
            <text:p>10,9217</text:p>
          </table:table-cell>
        </table:table-row>
        <table:table-row table:style-name="ro1">
          <table:table-cell office:value-type="float" office:value="5.51639">
            <text:p>5,51639</text:p>
          </table:table-cell>
          <table:table-cell office:value-type="float" office:value="8.53556">
            <text:p>8,53556</text:p>
          </table:table-cell>
        </table:table-row>
        <table:table-row table:style-name="ro1">
          <table:table-cell office:value-type="float" office:value="5.41371">
            <text:p>5,41371</text:p>
          </table:table-cell>
          <table:table-cell office:value-type="float" office:value="8.58164">
            <text:p>8,58164</text:p>
          </table:table-cell>
        </table:table-row>
        <table:table-row table:style-name="ro1">
          <table:table-cell office:value-type="float" office:value="5.41158">
            <text:p>5,41158</text:p>
          </table:table-cell>
          <table:table-cell office:value-type="float" office:value="8.22537">
            <text:p>8,22537</text:p>
          </table:table-cell>
        </table:table-row>
        <table:table-row table:style-name="ro1">
          <table:table-cell office:value-type="float" office:value="5.37556">
            <text:p>5,37556</text:p>
          </table:table-cell>
          <table:table-cell office:value-type="float" office:value="8.26104">
            <text:p>8,26104</text:p>
          </table:table-cell>
        </table:table-row>
        <table:table-row table:style-name="ro1">
          <table:table-cell office:value-type="float" office:value="5.31515">
            <text:p>5,31515</text:p>
          </table:table-cell>
          <table:table-cell office:value-type="float" office:value="8.02822">
            <text:p>8,02822</text:p>
          </table:table-cell>
        </table:table-row>
        <table:table-row table:style-name="ro1">
          <table:table-cell office:value-type="float" office:value="5.15218">
            <text:p>5,15218</text:p>
          </table:table-cell>
          <table:table-cell office:value-type="float" office:value="7.6251">
            <text:p>7,6251</text:p>
          </table:table-cell>
        </table:table-row>
        <table:table-row table:style-name="ro1">
          <table:table-cell office:value-type="float" office:value="5.24257">
            <text:p>5,24257</text:p>
          </table:table-cell>
          <table:table-cell office:value-type="float" office:value="7.46343">
            <text:p>7,46343</text:p>
          </table:table-cell>
        </table:table-row>
        <table:table-row table:style-name="ro1">
          <table:table-cell office:value-type="float" office:value="4.95629">
            <text:p>4,95629</text:p>
          </table:table-cell>
          <table:table-cell office:value-type="float" office:value="7.70542">
            <text:p>7,70542</text:p>
          </table:table-cell>
        </table:table-row>
        <table:table-row table:style-name="ro1">
          <table:table-cell office:value-type="float" office:value="5.02289">
            <text:p>5,02289</text:p>
          </table:table-cell>
          <table:table-cell office:value-type="float" office:value="7.49857">
            <text:p>7,49857</text:p>
          </table:table-cell>
        </table:table-row>
        <table:table-row table:style-name="ro1">
          <table:table-cell office:value-type="float" office:value="5.07128">
            <text:p>5,07128</text:p>
          </table:table-cell>
          <table:table-cell office:value-type="float" office:value="7.42624">
            <text:p>7,42624</text:p>
          </table:table-cell>
        </table:table-row>
        <table:table-row table:style-name="ro1">
          <table:table-cell office:value-type="float" office:value="5.15292">
            <text:p>5,15292</text:p>
          </table:table-cell>
          <table:table-cell office:value-type="float" office:value="7.31717">
            <text:p>7,31717</text:p>
          </table:table-cell>
        </table:table-row>
        <table:table-row table:style-name="ro1">
          <table:table-cell office:value-type="float" office:value="5.08371">
            <text:p>5,08371</text:p>
          </table:table-cell>
          <table:table-cell office:value-type="float" office:value="7.26399">
            <text:p>7,26399</text:p>
          </table:table-cell>
        </table:table-row>
        <table:table-row table:style-name="ro1">
          <table:table-cell office:value-type="float" office:value="5.01014">
            <text:p>5,01014</text:p>
          </table:table-cell>
          <table:table-cell office:value-type="float" office:value="7.33271">
            <text:p>7,33271</text:p>
          </table:table-cell>
        </table:table-row>
        <table:table-row table:style-name="ro1">
          <table:table-cell office:value-type="float" office:value="4.88979">
            <text:p>4,88979</text:p>
          </table:table-cell>
          <table:table-cell office:value-type="float" office:value="7.22163">
            <text:p>7,22163</text:p>
          </table:table-cell>
        </table:table-row>
        <table:table-row table:style-name="ro1">
          <table:table-cell office:value-type="float" office:value="4.85965">
            <text:p>4,85965</text:p>
          </table:table-cell>
          <table:table-cell office:value-type="float" office:value="7.07092">
            <text:p>7,07092</text:p>
          </table:table-cell>
        </table:table-row>
        <table:table-row table:style-name="ro1">
          <table:table-cell office:value-type="float" office:value="4.78867">
            <text:p>4,78867</text:p>
          </table:table-cell>
          <table:table-cell office:value-type="float" office:value="6.98154">
            <text:p>6,98154</text:p>
          </table:table-cell>
        </table:table-row>
        <table:table-row table:style-name="ro1">
          <table:table-cell office:value-type="float" office:value="4.67749">
            <text:p>4,67749</text:p>
          </table:table-cell>
          <table:table-cell office:value-type="float" office:value="6.91513">
            <text:p>6,91513</text:p>
          </table:table-cell>
        </table:table-row>
        <table:table-row table:style-name="ro1">
          <table:table-cell office:value-type="float" office:value="4.78104">
            <text:p>4,78104</text:p>
          </table:table-cell>
          <table:table-cell office:value-type="float" office:value="6.92532">
            <text:p>6,92532</text:p>
          </table:table-cell>
        </table:table-row>
        <table:table-row table:style-name="ro1">
          <table:table-cell office:value-type="float" office:value="4.62918">
            <text:p>4,62918</text:p>
          </table:table-cell>
          <table:table-cell office:value-type="float" office:value="6.87622">
            <text:p>6,87622</text:p>
          </table:table-cell>
        </table:table-row>
        <table:table-row table:style-name="ro1">
          <table:table-cell office:value-type="float" office:value="4.47316">
            <text:p>4,47316</text:p>
          </table:table-cell>
          <table:table-cell office:value-type="float" office:value="6.82716">
            <text:p>6,82716</text:p>
          </table:table-cell>
        </table:table-row>
        <table:table-row table:style-name="ro1">
          <table:table-cell office:value-type="float" office:value="4.50057">
            <text:p>4,50057</text:p>
          </table:table-cell>
          <table:table-cell office:value-type="float" office:value="6.801">
            <text:p>6,801</text:p>
          </table:table-cell>
        </table:table-row>
        <table:table-row table:style-name="ro1">
          <table:table-cell office:value-type="float" office:value="4.51761">
            <text:p>4,51761</text:p>
          </table:table-cell>
          <table:table-cell office:value-type="float" office:value="6.66798">
            <text:p>6,66798</text:p>
          </table:table-cell>
        </table:table-row>
        <table:table-row table:style-name="ro1">
          <table:table-cell office:value-type="float" office:value="4.39875">
            <text:p>4,39875</text:p>
          </table:table-cell>
          <table:table-cell office:value-type="float" office:value="6.75774">
            <text:p>6,75774</text:p>
          </table:table-cell>
        </table:table-row>
        <table:table-row table:style-name="ro1">
          <table:table-cell office:value-type="float" office:value="4.29457">
            <text:p>4,29457</text:p>
          </table:table-cell>
          <table:table-cell office:value-type="float" office:value="6.65506">
            <text:p>6,65506</text:p>
          </table:table-cell>
        </table:table-row>
        <table:table-row table:style-name="ro1">
          <table:table-cell office:value-type="float" office:value="4.50241">
            <text:p>4,50241</text:p>
          </table:table-cell>
          <table:table-cell office:value-type="float" office:value="6.74322">
            <text:p>6,74322</text:p>
          </table:table-cell>
        </table:table-row>
        <table:table-row table:style-name="ro1">
          <table:table-cell office:value-type="float" office:value="4.487">
            <text:p>4,487</text:p>
          </table:table-cell>
          <table:table-cell office:value-type="float" office:value="6.5729">
            <text:p>6,5729</text:p>
          </table:table-cell>
        </table:table-row>
        <table:table-row table:style-name="ro1">
          <table:table-cell office:value-type="float" office:value="4.31987">
            <text:p>4,31987</text:p>
          </table:table-cell>
          <table:table-cell office:value-type="float" office:value="6.46019">
            <text:p>6,46019</text:p>
          </table:table-cell>
        </table:table-row>
        <table:table-row table:style-name="ro1">
          <table:table-cell office:value-type="float" office:value="4.30125">
            <text:p>4,30125</text:p>
          </table:table-cell>
          <table:table-cell office:value-type="float" office:value="6.45815">
            <text:p>6,45815</text:p>
          </table:table-cell>
        </table:table-row>
        <table:table-row table:style-name="ro1">
          <table:table-cell office:value-type="float" office:value="4.20629">
            <text:p>4,20629</text:p>
          </table:table-cell>
          <table:table-cell office:value-type="float" office:value="6.36003">
            <text:p>6,36003</text:p>
          </table:table-cell>
        </table:table-row>
        <table:table-row table:style-name="ro1">
          <table:table-cell office:value-type="float" office:value="4.10424">
            <text:p>4,10424</text:p>
          </table:table-cell>
          <table:table-cell office:value-type="float" office:value="6.33934">
            <text:p>6,33934</text:p>
          </table:table-cell>
        </table:table-row>
        <table:table-row table:style-name="ro1">
          <table:table-cell office:value-type="float" office:value="4.23837">
            <text:p>4,23837</text:p>
          </table:table-cell>
          <table:table-cell office:value-type="float" office:value="6.49295">
            <text:p>6,49295</text:p>
          </table:table-cell>
        </table:table-row>
        <table:table-row table:style-name="ro1">
          <table:table-cell office:value-type="float" office:value="4.0303">
            <text:p>4,0303</text:p>
          </table:table-cell>
          <table:table-cell office:value-type="float" office:value="6.48301">
            <text:p>6,48301</text:p>
          </table:table-cell>
        </table:table-row>
        <table:table-row table:style-name="ro1">
          <table:table-cell office:value-type="float" office:value="4.16307">
            <text:p>4,16307</text:p>
          </table:table-cell>
          <table:table-cell office:value-type="float" office:value="6.46606">
            <text:p>6,46606</text:p>
          </table:table-cell>
        </table:table-row>
        <table:table-row table:style-name="ro1">
          <table:table-cell office:value-type="float" office:value="4.01972">
            <text:p>4,01972</text:p>
          </table:table-cell>
          <table:table-cell office:value-type="float" office:value="6.36897">
            <text:p>6,36897</text:p>
          </table:table-cell>
        </table:table-row>
        <table:table-row table:style-name="ro1">
          <table:table-cell office:value-type="float" office:value="3.94144">
            <text:p>3,94144</text:p>
          </table:table-cell>
          <table:table-cell office:value-type="float" office:value="6.38237">
            <text:p>6,38237</text:p>
          </table:table-cell>
        </table:table-row>
        <table:table-row table:style-name="ro1">
          <table:table-cell office:value-type="float" office:value="3.77377">
            <text:p>3,77377</text:p>
          </table:table-cell>
          <table:table-cell office:value-type="float" office:value="6.2282">
            <text:p>6,2282</text:p>
          </table:table-cell>
        </table:table-row>
        <table:table-row table:style-name="ro1">
          <table:table-cell office:value-type="float" office:value="4.21415">
            <text:p>4,21415</text:p>
          </table:table-cell>
          <table:table-cell office:value-type="float" office:value="6.13609">
            <text:p>6,13609</text:p>
          </table:table-cell>
        </table:table-row>
        <table:table-row table:style-name="ro1">
          <table:table-cell office:value-type="float" office:value="3.86747">
            <text:p>3,86747</text:p>
          </table:table-cell>
          <table:table-cell office:value-type="float" office:value="6.29976">
            <text:p>6,29976</text:p>
          </table:table-cell>
        </table:table-row>
        <table:table-row table:style-name="ro1">
          <table:table-cell office:value-type="float" office:value="3.89088">
            <text:p>3,89088</text:p>
          </table:table-cell>
          <table:table-cell office:value-type="float" office:value="6.28833">
            <text:p>6,28833</text:p>
          </table:table-cell>
        </table:table-row>
        <table:table-row table:style-name="ro1">
          <table:table-cell office:value-type="float" office:value="3.73036">
            <text:p>3,73036</text:p>
          </table:table-cell>
          <table:table-cell office:value-type="float" office:value="6.5879">
            <text:p>6,5879</text:p>
          </table:table-cell>
        </table:table-row>
        <table:table-row table:style-name="ro1">
          <table:table-cell office:value-type="float" office:value="3.75554">
            <text:p>3,75554</text:p>
          </table:table-cell>
          <table:table-cell office:value-type="float" office:value="8.11851">
            <text:p>8,11851</text:p>
          </table:table-cell>
        </table:table-row>
        <table:table-row table:style-name="ro1">
          <table:table-cell office:value-type="float" office:value="3.77026">
            <text:p>3,77026</text:p>
          </table:table-cell>
          <table:table-cell office:value-type="float" office:value="6.85115">
            <text:p>6,85115</text:p>
          </table:table-cell>
        </table:table-row>
        <table:table-row table:style-name="ro1">
          <table:table-cell office:value-type="float" office:value="3.73183">
            <text:p>3,73183</text:p>
          </table:table-cell>
          <table:table-cell office:value-type="float" office:value="6.9261">
            <text:p>6,9261</text:p>
          </table:table-cell>
        </table:table-row>
        <table:table-row table:style-name="ro1">
          <table:table-cell office:value-type="float" office:value="3.29079">
            <text:p>3,29079</text:p>
          </table:table-cell>
          <table:table-cell office:value-type="float" office:value="7.05589">
            <text:p>7,05589</text:p>
          </table:table-cell>
        </table:table-row>
        <table:table-row table:style-name="ro1">
          <table:table-cell office:value-type="float" office:value="3.41401">
            <text:p>3,41401</text:p>
          </table:table-cell>
          <table:table-cell office:value-type="float" office:value="7.14024">
            <text:p>7,14024</text:p>
          </table:table-cell>
        </table:table-row>
        <table:table-row table:style-name="ro1">
          <table:table-cell office:value-type="float" office:value="3.52319">
            <text:p>3,52319</text:p>
          </table:table-cell>
          <table:table-cell office:value-type="float" office:value="6.94769">
            <text:p>6,94769</text:p>
          </table:table-cell>
        </table:table-row>
        <table:table-row table:style-name="ro1">
          <table:table-cell office:value-type="float" office:value="3.42749">
            <text:p>3,42749</text:p>
          </table:table-cell>
          <table:table-cell office:value-type="float" office:value="6.48094">
            <text:p>6,48094</text:p>
          </table:table-cell>
        </table:table-row>
        <table:table-row table:style-name="ro1">
          <table:table-cell office:value-type="float" office:value="3.45262">
            <text:p>3,45262</text:p>
          </table:table-cell>
          <table:table-cell office:value-type="float" office:value="7.09833">
            <text:p>7,09833</text:p>
          </table:table-cell>
        </table:table-row>
        <table:table-row table:style-name="ro1">
          <table:table-cell office:value-type="float" office:value="3.50609">
            <text:p>3,50609</text:p>
          </table:table-cell>
          <table:table-cell office:value-type="float" office:value="7.50281">
            <text:p>7,50281</text:p>
          </table:table-cell>
        </table:table-row>
        <table:table-row table:style-name="ro1">
          <table:table-cell office:value-type="float" office:value="3.50217">
            <text:p>3,50217</text:p>
          </table:table-cell>
          <table:table-cell office:value-type="float" office:value="7.18832">
            <text:p>7,18832</text:p>
          </table:table-cell>
        </table:table-row>
        <table:table-row table:style-name="ro1">
          <table:table-cell office:value-type="float" office:value="3.43893">
            <text:p>3,43893</text:p>
          </table:table-cell>
          <table:table-cell office:value-type="float" office:value="6.67816">
            <text:p>6,67816</text:p>
          </table:table-cell>
        </table:table-row>
        <table:table-row table:style-name="ro1">
          <table:table-cell office:value-type="float" office:value="3.79377">
            <text:p>3,79377</text:p>
          </table:table-cell>
          <table:table-cell office:value-type="float" office:value="6.85837">
            <text:p>6,85837</text:p>
          </table:table-cell>
        </table:table-row>
        <table:table-row table:style-name="ro1">
          <table:table-cell office:value-type="float" office:value="3.29483">
            <text:p>3,29483</text:p>
          </table:table-cell>
          <table:table-cell office:value-type="float" office:value="7.24863">
            <text:p>7,24863</text:p>
          </table:table-cell>
        </table:table-row>
        <table:table-row table:style-name="ro1">
          <table:table-cell office:value-type="float" office:value="3.24417">
            <text:p>3,24417</text:p>
          </table:table-cell>
          <table:table-cell office:value-type="float" office:value="7.16965">
            <text:p>7,16965</text:p>
          </table:table-cell>
        </table:table-row>
        <table:table-row table:style-name="ro1">
          <table:table-cell office:value-type="float" office:value="3.22285">
            <text:p>3,22285</text:p>
          </table:table-cell>
          <table:table-cell office:value-type="float" office:value="6.88381">
            <text:p>6,88381</text:p>
          </table:table-cell>
        </table:table-row>
        <table:table-row table:style-name="ro1">
          <table:table-cell office:value-type="float" office:value="3.21687">
            <text:p>3,21687</text:p>
          </table:table-cell>
          <table:table-cell office:value-type="float" office:value="7.28938">
            <text:p>7,28938</text:p>
          </table:table-cell>
        </table:table-row>
        <table:table-row table:style-name="ro1">
          <table:table-cell office:value-type="float" office:value="3.02536">
            <text:p>3,02536</text:p>
          </table:table-cell>
          <table:table-cell office:value-type="float" office:value="7.27162">
            <text:p>7,27162</text:p>
          </table:table-cell>
        </table:table-row>
        <table:table-row table:style-name="ro1">
          <table:table-cell office:value-type="float" office:value="2.86411">
            <text:p>2,86411</text:p>
          </table:table-cell>
          <table:table-cell office:value-type="float" office:value="7.25421">
            <text:p>7,25421</text:p>
          </table:table-cell>
        </table:table-row>
        <table:table-row table:style-name="ro1">
          <table:table-cell office:value-type="float" office:value="2.88615">
            <text:p>2,88615</text:p>
          </table:table-cell>
          <table:table-cell office:value-type="float" office:value="7.26054">
            <text:p>7,26054</text:p>
          </table:table-cell>
        </table:table-row>
        <table:table-row table:style-name="ro1">
          <table:table-cell office:value-type="float" office:value="2.51236">
            <text:p>2,51236</text:p>
          </table:table-cell>
          <table:table-cell office:value-type="float" office:value="7.26206">
            <text:p>7,26206</text:p>
          </table:table-cell>
        </table:table-row>
        <table:table-row table:style-name="ro1">
          <table:table-cell office:value-type="float" office:value="2.90881">
            <text:p>2,90881</text:p>
          </table:table-cell>
          <table:table-cell office:value-type="float" office:value="7.25922">
            <text:p>7,25922</text:p>
          </table:table-cell>
        </table:table-row>
        <table:table-row table:style-name="ro1">
          <table:table-cell office:value-type="float" office:value="2.76159">
            <text:p>2,76159</text:p>
          </table:table-cell>
          <table:table-cell office:value-type="float" office:value="7.25589">
            <text:p>7,25589</text:p>
          </table:table-cell>
        </table:table-row>
        <table:table-row table:style-name="ro1">
          <table:table-cell office:value-type="float" office:value="3.00454">
            <text:p>3,00454</text:p>
          </table:table-cell>
          <table:table-cell office:value-type="float" office:value="7.22717">
            <text:p>7,22717</text:p>
          </table:table-cell>
        </table:table-row>
        <table:table-row table:style-name="ro1">
          <table:table-cell office:value-type="float" office:value="2.78567">
            <text:p>2,78567</text:p>
          </table:table-cell>
          <table:table-cell office:value-type="float" office:value="7.24581">
            <text:p>7,24581</text:p>
          </table:table-cell>
        </table:table-row>
        <table:table-row table:style-name="ro1">
          <table:table-cell office:value-type="float" office:value="2.83434">
            <text:p>2,83434</text:p>
          </table:table-cell>
          <table:table-cell office:value-type="float" office:value="7.00481">
            <text:p>7,00481</text:p>
          </table:table-cell>
        </table:table-row>
        <table:table-row table:style-name="ro1">
          <table:table-cell office:value-type="float" office:value="2.68239">
            <text:p>2,68239</text:p>
          </table:table-cell>
          <table:table-cell office:value-type="float" office:value="7.24785">
            <text:p>7,24785</text:p>
          </table:table-cell>
        </table:table-row>
        <table:table-row table:style-name="ro1">
          <table:table-cell office:value-type="float" office:value="3.02671">
            <text:p>3,02671</text:p>
          </table:table-cell>
          <table:table-cell office:value-type="float" office:value="7.24048">
            <text:p>7,24048</text:p>
          </table:table-cell>
        </table:table-row>
        <table:table-row table:style-name="ro1">
          <table:table-cell office:value-type="float" office:value="2.69597">
            <text:p>2,69597</text:p>
          </table:table-cell>
          <table:table-cell office:value-type="float" office:value="7.24544">
            <text:p>7,24544</text:p>
          </table:table-cell>
        </table:table-row>
        <table:table-row table:style-name="ro1">
          <table:table-cell office:value-type="float" office:value="2.52997">
            <text:p>2,52997</text:p>
          </table:table-cell>
          <table:table-cell office:value-type="float" office:value="7.23765">
            <text:p>7,23765</text:p>
          </table:table-cell>
        </table:table-row>
        <table:table-row table:style-name="ro1">
          <table:table-cell office:value-type="float" office:value="2.64927">
            <text:p>2,64927</text:p>
          </table:table-cell>
          <table:table-cell office:value-type="float" office:value="7.2333">
            <text:p>7,2333</text:p>
          </table:table-cell>
        </table:table-row>
        <table:table-row table:style-name="ro1">
          <table:table-cell office:value-type="float" office:value="2.5265">
            <text:p>2,5265</text:p>
          </table:table-cell>
          <table:table-cell office:value-type="float" office:value="7.23486">
            <text:p>7,23486</text:p>
          </table:table-cell>
        </table:table-row>
        <table:table-row table:style-name="ro1">
          <table:table-cell office:value-type="float" office:value="2.47637">
            <text:p>2,47637</text:p>
          </table:table-cell>
          <table:table-cell office:value-type="float" office:value="7.23606">
            <text:p>7,23606</text:p>
          </table:table-cell>
        </table:table-row>
        <table:table-row table:style-name="ro1">
          <table:table-cell office:value-type="float" office:value="2.40026">
            <text:p>2,40026</text:p>
          </table:table-cell>
          <table:table-cell office:value-type="float" office:value="7.23547">
            <text:p>7,23547</text:p>
          </table:table-cell>
        </table:table-row>
        <table:table-row table:style-name="ro1">
          <table:table-cell office:value-type="float" office:value="2.33026">
            <text:p>2,33026</text:p>
          </table:table-cell>
          <table:table-cell office:value-type="float" office:value="7.23729">
            <text:p>7,23729</text:p>
          </table:table-cell>
        </table:table-row>
        <table:table-row table:style-name="ro1">
          <table:table-cell office:value-type="float" office:value="2.43577">
            <text:p>2,43577</text:p>
          </table:table-cell>
          <table:table-cell office:value-type="float" office:value="7.22686">
            <text:p>7,22686</text:p>
          </table:table-cell>
        </table:table-row>
        <table:table-row table:style-name="ro1">
          <table:table-cell office:value-type="float" office:value="2.41483">
            <text:p>2,41483</text:p>
          </table:table-cell>
          <table:table-cell office:value-type="float" office:value="7.23838">
            <text:p>7,23838</text:p>
          </table:table-cell>
        </table:table-row>
        <table:table-row table:style-name="ro1">
          <table:table-cell office:value-type="float" office:value="2.30875">
            <text:p>2,30875</text:p>
          </table:table-cell>
          <table:table-cell office:value-type="float" office:value="7.2347">
            <text:p>7,2347</text:p>
          </table:table-cell>
        </table:table-row>
        <table:table-row table:style-name="ro1">
          <table:table-cell office:value-type="float" office:value="2.15952">
            <text:p>2,15952</text:p>
          </table:table-cell>
          <table:table-cell office:value-type="float" office:value="7.21245">
            <text:p>7,21245</text:p>
          </table:table-cell>
        </table:table-row>
        <table:table-row table:style-name="ro1">
          <table:table-cell office:value-type="float" office:value="2.23693">
            <text:p>2,23693</text:p>
          </table:table-cell>
          <table:table-cell office:value-type="float" office:value="7.231">
            <text:p>7,231</text:p>
          </table:table-cell>
        </table:table-row>
        <table:table-row table:style-name="ro1">
          <table:table-cell office:value-type="float" office:value="2.09684">
            <text:p>2,09684</text:p>
          </table:table-cell>
          <table:table-cell office:value-type="float" office:value="7.20433">
            <text:p>7,20433</text:p>
          </table:table-cell>
        </table:table-row>
        <table:table-row table:style-name="ro1">
          <table:table-cell office:value-type="float" office:value="2.15364">
            <text:p>2,15364</text:p>
          </table:table-cell>
          <table:table-cell office:value-type="float" office:value="7.21001">
            <text:p>7,21001</text:p>
          </table:table-cell>
        </table:table-row>
        <table:table-row table:style-name="ro1">
          <table:table-cell office:value-type="float" office:value="2.11217">
            <text:p>2,11217</text:p>
          </table:table-cell>
          <table:table-cell office:value-type="float" office:value="7.20261">
            <text:p>7,20261</text:p>
          </table:table-cell>
        </table:table-row>
        <table:table-row table:style-name="ro1">
          <table:table-cell office:value-type="float" office:value="2.07403">
            <text:p>2,07403</text:p>
          </table:table-cell>
          <table:table-cell office:value-type="float" office:value="7.36739">
            <text:p>7,36739</text:p>
          </table:table-cell>
        </table:table-row>
        <table:table-row table:style-name="ro1">
          <table:table-cell office:value-type="float" office:value="2.06418">
            <text:p>2,06418</text:p>
          </table:table-cell>
          <table:table-cell office:value-type="float" office:value="7.18803">
            <text:p>7,18803</text:p>
          </table:table-cell>
        </table:table-row>
        <table:table-row table:style-name="ro1">
          <table:table-cell office:value-type="float" office:value="2.08365">
            <text:p>2,08365</text:p>
          </table:table-cell>
          <table:table-cell office:value-type="float" office:value="7.15003">
            <text:p>7,15003</text:p>
          </table:table-cell>
        </table:table-row>
        <table:table-row table:style-name="ro1">
          <table:table-cell office:value-type="float" office:value="1.97322">
            <text:p>1,97322</text:p>
          </table:table-cell>
          <table:table-cell office:value-type="float" office:value="7.2594">
            <text:p>7,2594</text:p>
          </table:table-cell>
        </table:table-row>
        <table:table-row table:style-name="ro1">
          <table:table-cell office:value-type="float" office:value="1.94088">
            <text:p>1,94088</text:p>
          </table:table-cell>
          <table:table-cell office:value-type="float" office:value="7.21138">
            <text:p>7,21138</text:p>
          </table:table-cell>
        </table:table-row>
        <table:table-row table:style-name="ro1">
          <table:table-cell office:value-type="float" office:value="2.02277">
            <text:p>2,02277</text:p>
          </table:table-cell>
          <table:table-cell office:value-type="float" office:value="7.23471">
            <text:p>7,23471</text:p>
          </table:table-cell>
        </table:table-row>
        <table:table-row table:style-name="ro1">
          <table:table-cell office:value-type="float" office:value="1.86081">
            <text:p>1,86081</text:p>
          </table:table-cell>
          <table:table-cell office:value-type="float" office:value="7.23706">
            <text:p>7,23706</text:p>
          </table:table-cell>
        </table:table-row>
        <table:table-row table:style-name="ro1">
          <table:table-cell office:value-type="float" office:value="1.96136">
            <text:p>1,96136</text:p>
          </table:table-cell>
          <table:table-cell office:value-type="float" office:value="7.22717">
            <text:p>7,22717</text:p>
          </table:table-cell>
        </table:table-row>
        <table:table-row table:style-name="ro1">
          <table:table-cell office:value-type="float" office:value="1.9508">
            <text:p>1,9508</text:p>
          </table:table-cell>
          <table:table-cell office:value-type="float" office:value="7.22951">
            <text:p>7,22951</text:p>
          </table:table-cell>
        </table:table-row>
        <table:table-row table:style-name="ro1">
          <table:table-cell office:value-type="float" office:value="1.75448">
            <text:p>1,75448</text:p>
          </table:table-cell>
          <table:table-cell office:value-type="float" office:value="7.2253">
            <text:p>7,2253</text:p>
          </table:table-cell>
        </table:table-row>
        <table:table-row table:style-name="ro1">
          <table:table-cell office:value-type="float" office:value="1.83079">
            <text:p>1,83079</text:p>
          </table:table-cell>
          <table:table-cell office:value-type="float" office:value="7.22822">
            <text:p>7,22822</text:p>
          </table:table-cell>
        </table:table-row>
        <table:table-row table:style-name="ro1">
          <table:table-cell office:value-type="float" office:value="1.82849">
            <text:p>1,82849</text:p>
          </table:table-cell>
          <table:table-cell office:value-type="float" office:value="7.22872">
            <text:p>7,22872</text:p>
          </table:table-cell>
        </table:table-row>
        <table:table-row table:style-name="ro1">
          <table:table-cell office:value-type="float" office:value="1.95888">
            <text:p>1,95888</text:p>
          </table:table-cell>
          <table:table-cell office:value-type="float" office:value="7.22041">
            <text:p>7,22041</text:p>
          </table:table-cell>
        </table:table-row>
        <table:table-row table:style-name="ro1">
          <table:table-cell office:value-type="float" office:value="1.61047">
            <text:p>1,61047</text:p>
          </table:table-cell>
          <table:table-cell office:value-type="float" office:value="7.21571">
            <text:p>7,21571</text:p>
          </table:table-cell>
        </table:table-row>
        <table:table-row table:style-name="ro1">
          <table:table-cell office:value-type="float" office:value="1.69018">
            <text:p>1,69018</text:p>
          </table:table-cell>
          <table:table-cell office:value-type="float" office:value="7.23405">
            <text:p>7,23405</text:p>
          </table:table-cell>
        </table:table-row>
        <table:table-row table:style-name="ro1">
          <table:table-cell office:value-type="float" office:value="1.69208">
            <text:p>1,69208</text:p>
          </table:table-cell>
          <table:table-cell office:value-type="float" office:value="7.22213">
            <text:p>7,22213</text:p>
          </table:table-cell>
        </table:table-row>
        <table:table-row table:style-name="ro1">
          <table:table-cell office:value-type="float" office:value="1.63444">
            <text:p>1,63444</text:p>
          </table:table-cell>
          <table:table-cell office:value-type="float" office:value="7.22331">
            <text:p>7,22331</text:p>
          </table:table-cell>
        </table:table-row>
        <table:table-row table:style-name="ro1">
          <table:table-cell office:value-type="float" office:value="1.73377">
            <text:p>1,73377</text:p>
          </table:table-cell>
          <table:table-cell office:value-type="float" office:value="7.27234">
            <text:p>7,27234</text:p>
          </table:table-cell>
        </table:table-row>
        <table:table-row table:style-name="ro1">
          <table:table-cell office:value-type="float" office:value="1.67071">
            <text:p>1,67071</text:p>
          </table:table-cell>
          <table:table-cell office:value-type="float" office:value="6.78219">
            <text:p>6,78219</text:p>
          </table:table-cell>
        </table:table-row>
        <table:table-row table:style-name="ro1">
          <table:table-cell office:value-type="float" office:value="1.71716">
            <text:p>1,71716</text:p>
          </table:table-cell>
          <table:table-cell office:value-type="float" office:value="6.77733">
            <text:p>6,77733</text:p>
          </table:table-cell>
        </table:table-row>
        <table:table-row table:style-name="ro1">
          <table:table-cell office:value-type="float" office:value="1.72934">
            <text:p>1,72934</text:p>
          </table:table-cell>
          <table:table-cell office:value-type="float" office:value="6.7591">
            <text:p>6,7591</text:p>
          </table:table-cell>
        </table:table-row>
        <table:table-row table:style-name="ro1">
          <table:table-cell office:value-type="float" office:value="1.62896">
            <text:p>1,62896</text:p>
          </table:table-cell>
          <table:table-cell office:value-type="float" office:value="6.77773">
            <text:p>6,77773</text:p>
          </table:table-cell>
        </table:table-row>
        <table:table-row table:style-name="ro1">
          <table:table-cell office:value-type="float" office:value="1.65678">
            <text:p>1,65678</text:p>
          </table:table-cell>
          <table:table-cell office:value-type="float" office:value="6.76828">
            <text:p>6,76828</text:p>
          </table:table-cell>
        </table:table-row>
        <table:table-row table:style-name="ro1">
          <table:table-cell office:value-type="float" office:value="1.89583">
            <text:p>1,89583</text:p>
          </table:table-cell>
          <table:table-cell office:value-type="float" office:value="6.77981">
            <text:p>6,77981</text:p>
          </table:table-cell>
        </table:table-row>
        <table:table-row table:style-name="ro1">
          <table:table-cell office:value-type="float" office:value="1.67997">
            <text:p>1,67997</text:p>
          </table:table-cell>
          <table:table-cell office:value-type="float" office:value="6.76129">
            <text:p>6,76129</text:p>
          </table:table-cell>
        </table:table-row>
        <table:table-row table:style-name="ro1">
          <table:table-cell office:value-type="float" office:value="1.72144">
            <text:p>1,72144</text:p>
          </table:table-cell>
          <table:table-cell office:value-type="float" office:value="6.77719">
            <text:p>6,77719</text:p>
          </table:table-cell>
        </table:table-row>
        <table:table-row table:style-name="ro1">
          <table:table-cell office:value-type="float" office:value="1.60693">
            <text:p>1,60693</text:p>
          </table:table-cell>
          <table:table-cell office:value-type="float" office:value="6.76688">
            <text:p>6,76688</text:p>
          </table:table-cell>
        </table:table-row>
        <table:table-row table:style-name="ro1">
          <table:table-cell office:value-type="float" office:value="1.76559">
            <text:p>1,76559</text:p>
          </table:table-cell>
          <table:table-cell office:value-type="float" office:value="6.76785">
            <text:p>6,76785</text:p>
          </table:table-cell>
        </table:table-row>
        <table:table-row table:style-name="ro1">
          <table:table-cell office:value-type="float" office:value="1.6292">
            <text:p>1,6292</text:p>
          </table:table-cell>
          <table:table-cell office:value-type="float" office:value="6.76448">
            <text:p>6,76448</text:p>
          </table:table-cell>
        </table:table-row>
        <table:table-row table:style-name="ro1">
          <table:table-cell office:value-type="float" office:value="1.73148">
            <text:p>1,73148</text:p>
          </table:table-cell>
          <table:table-cell office:value-type="float" office:value="6.76753">
            <text:p>6,76753</text:p>
          </table:table-cell>
        </table:table-row>
        <table:table-row table:style-name="ro1">
          <table:table-cell office:value-type="float" office:value="1.79004">
            <text:p>1,79004</text:p>
          </table:table-cell>
          <table:table-cell office:value-type="float" office:value="6.75812">
            <text:p>6,75812</text:p>
          </table:table-cell>
        </table:table-row>
        <table:table-row table:style-name="ro1">
          <table:table-cell office:value-type="float" office:value="1.52638">
            <text:p>1,52638</text:p>
          </table:table-cell>
          <table:table-cell office:value-type="float" office:value="6.75635">
            <text:p>6,75635</text:p>
          </table:table-cell>
        </table:table-row>
        <table:table-row table:style-name="ro1">
          <table:table-cell office:value-type="float" office:value="1.61182">
            <text:p>1,61182</text:p>
          </table:table-cell>
          <table:table-cell office:value-type="float" office:value="6.71913">
            <text:p>6,71913</text:p>
          </table:table-cell>
        </table:table-row>
        <table:table-row table:style-name="ro1">
          <table:table-cell office:value-type="float" office:value="1.55793">
            <text:p>1,55793</text:p>
          </table:table-cell>
          <table:table-cell office:value-type="float" office:value="6.67061">
            <text:p>6,67061</text:p>
          </table:table-cell>
        </table:table-row>
        <table:table-row table:style-name="ro1">
          <table:table-cell office:value-type="float" office:value="1.52697">
            <text:p>1,52697</text:p>
          </table:table-cell>
          <table:table-cell office:value-type="float" office:value="6.81579">
            <text:p>6,81579</text:p>
          </table:table-cell>
        </table:table-row>
        <table:table-row table:style-name="ro1">
          <table:table-cell office:value-type="float" office:value="1.64372">
            <text:p>1,64372</text:p>
          </table:table-cell>
          <table:table-cell office:value-type="float" office:value="6.73866">
            <text:p>6,73866</text:p>
          </table:table-cell>
        </table:table-row>
        <table:table-row table:style-name="ro1">
          <table:table-cell office:value-type="float" office:value="1.51314">
            <text:p>1,51314</text:p>
          </table:table-cell>
          <table:table-cell office:value-type="float" office:value="6.77804">
            <text:p>6,77804</text:p>
          </table:table-cell>
        </table:table-row>
        <table:table-row table:style-name="ro1">
          <table:table-cell office:value-type="float" office:value="1.60854">
            <text:p>1,60854</text:p>
          </table:table-cell>
          <table:table-cell office:value-type="float" office:value="6.66214">
            <text:p>6,66214</text:p>
          </table:table-cell>
        </table:table-row>
        <table:table-row table:style-name="ro1">
          <table:table-cell office:value-type="float" office:value="1.72047">
            <text:p>1,72047</text:p>
          </table:table-cell>
          <table:table-cell office:value-type="float" office:value="6.60468">
            <text:p>6,60468</text:p>
          </table:table-cell>
        </table:table-row>
        <table:table-row table:style-name="ro1">
          <table:table-cell office:value-type="float" office:value="2.05149">
            <text:p>2,05149</text:p>
          </table:table-cell>
          <table:table-cell office:value-type="float" office:value="6.67225">
            <text:p>6,67225</text:p>
          </table:table-cell>
        </table:table-row>
        <table:table-row table:style-name="ro1">
          <table:table-cell office:value-type="float" office:value="1.54087">
            <text:p>1,54087</text:p>
          </table:table-cell>
          <table:table-cell office:value-type="float" office:value="6.62758">
            <text:p>6,62758</text:p>
          </table:table-cell>
        </table:table-row>
        <table:table-row table:style-name="ro1">
          <table:table-cell office:value-type="float" office:value="1.33115">
            <text:p>1,33115</text:p>
          </table:table-cell>
          <table:table-cell office:value-type="float" office:value="6.66238">
            <text:p>6,66238</text:p>
          </table:table-cell>
        </table:table-row>
        <table:table-row table:style-name="ro1">
          <table:table-cell office:value-type="float" office:value="1.6697">
            <text:p>1,6697</text:p>
          </table:table-cell>
          <table:table-cell office:value-type="float" office:value="6.60826">
            <text:p>6,60826</text:p>
          </table:table-cell>
        </table:table-row>
        <table:table-row table:style-name="ro1">
          <table:table-cell office:value-type="float" office:value="1.58964">
            <text:p>1,58964</text:p>
          </table:table-cell>
          <table:table-cell office:value-type="float" office:value="6.5641">
            <text:p>6,5641</text:p>
          </table:table-cell>
        </table:table-row>
        <table:table-row table:style-name="ro1">
          <table:table-cell office:value-type="float" office:value="1.6356">
            <text:p>1,6356</text:p>
          </table:table-cell>
          <table:table-cell office:value-type="float" office:value="6.5424">
            <text:p>6,5424</text:p>
          </table:table-cell>
        </table:table-row>
        <table:table-row table:style-name="ro1">
          <table:table-cell office:value-type="float" office:value="1.39377">
            <text:p>1,39377</text:p>
          </table:table-cell>
          <table:table-cell office:value-type="float" office:value="6.55302">
            <text:p>6,55302</text:p>
          </table:table-cell>
        </table:table-row>
        <table:table-row table:style-name="ro1">
          <table:table-cell office:value-type="float" office:value="1.44047">
            <text:p>1,44047</text:p>
          </table:table-cell>
          <table:table-cell office:value-type="float" office:value="6.64297">
            <text:p>6,64297</text:p>
          </table:table-cell>
        </table:table-row>
        <table:table-row table:style-name="ro1">
          <table:table-cell office:value-type="float" office:value="1.59814">
            <text:p>1,59814</text:p>
          </table:table-cell>
          <table:table-cell office:value-type="float" office:value="6.73398">
            <text:p>6,73398</text:p>
          </table:table-cell>
        </table:table-row>
        <table:table-row table:style-name="ro1">
          <table:table-cell office:value-type="float" office:value="1.42286">
            <text:p>1,42286</text:p>
          </table:table-cell>
          <table:table-cell office:value-type="float" office:value="6.76999">
            <text:p>6,76999</text:p>
          </table:table-cell>
        </table:table-row>
        <table:table-row table:style-name="ro1">
          <table:table-cell office:value-type="float" office:value="1.33478">
            <text:p>1,33478</text:p>
          </table:table-cell>
          <table:table-cell office:value-type="float" office:value="6.74005">
            <text:p>6,74005</text:p>
          </table:table-cell>
        </table:table-row>
        <table:table-row table:style-name="ro1">
          <table:table-cell office:value-type="float" office:value="1.43101">
            <text:p>1,43101</text:p>
          </table:table-cell>
          <table:table-cell office:value-type="float" office:value="6.62019">
            <text:p>6,62019</text:p>
          </table:table-cell>
        </table:table-row>
        <table:table-row table:style-name="ro1">
          <table:table-cell office:value-type="float" office:value="1.33597">
            <text:p>1,33597</text:p>
          </table:table-cell>
          <table:table-cell office:value-type="float" office:value="6.5544">
            <text:p>6,5544</text:p>
          </table:table-cell>
        </table:table-row>
        <table:table-row table:style-name="ro1">
          <table:table-cell office:value-type="float" office:value="1.25792">
            <text:p>1,25792</text:p>
          </table:table-cell>
          <table:table-cell office:value-type="float" office:value="6.53648">
            <text:p>6,53648</text:p>
          </table:table-cell>
        </table:table-row>
        <table:table-row table:style-name="ro1">
          <table:table-cell office:value-type="float" office:value="1.42934">
            <text:p>1,42934</text:p>
          </table:table-cell>
          <table:table-cell office:value-type="float" office:value="6.41343">
            <text:p>6,41343</text:p>
          </table:table-cell>
        </table:table-row>
        <table:table-row table:style-name="ro1">
          <table:table-cell office:value-type="float" office:value="1.38557">
            <text:p>1,38557</text:p>
          </table:table-cell>
          <table:table-cell office:value-type="float" office:value="6.8213">
            <text:p>6,8213</text:p>
          </table:table-cell>
        </table:table-row>
        <table:table-row table:style-name="ro1">
          <table:table-cell office:value-type="float" office:value="1.17014">
            <text:p>1,17014</text:p>
          </table:table-cell>
          <table:table-cell office:value-type="float" office:value="6.75495">
            <text:p>6,75495</text:p>
          </table:table-cell>
        </table:table-row>
        <table:table-row table:style-name="ro1">
          <table:table-cell office:value-type="float" office:value="1.24545">
            <text:p>1,24545</text:p>
          </table:table-cell>
          <table:table-cell office:value-type="float" office:value="6.73299">
            <text:p>6,73299</text:p>
          </table:table-cell>
        </table:table-row>
        <table:table-row table:style-name="ro1">
          <table:table-cell office:value-type="float" office:value="1.28855">
            <text:p>1,28855</text:p>
          </table:table-cell>
          <table:table-cell office:value-type="float" office:value="6.68098">
            <text:p>6,68098</text:p>
          </table:table-cell>
        </table:table-row>
        <table:table-row table:style-name="ro1">
          <table:table-cell office:value-type="float" office:value="1.44122">
            <text:p>1,44122</text:p>
          </table:table-cell>
          <table:table-cell office:value-type="float" office:value="6.43504">
            <text:p>6,43504</text:p>
          </table:table-cell>
        </table:table-row>
        <table:table-row table:style-name="ro1">
          <table:table-cell office:value-type="float" office:value="1.4793">
            <text:p>1,4793</text:p>
          </table:table-cell>
          <table:table-cell office:value-type="float" office:value="6.43353">
            <text:p>6,43353</text:p>
          </table:table-cell>
        </table:table-row>
        <table:table-row table:style-name="ro1">
          <table:table-cell office:value-type="float" office:value="1.14735">
            <text:p>1,14735</text:p>
          </table:table-cell>
          <table:table-cell office:value-type="float" office:value="6.43808">
            <text:p>6,43808</text:p>
          </table:table-cell>
        </table:table-row>
        <table:table-row table:style-name="ro1">
          <table:table-cell office:value-type="float" office:value="1.31099">
            <text:p>1,31099</text:p>
          </table:table-cell>
          <table:table-cell office:value-type="float" office:value="6.7258">
            <text:p>6,7258</text:p>
          </table:table-cell>
        </table:table-row>
        <table:table-row table:style-name="ro1">
          <table:table-cell office:value-type="float" office:value="1.17482">
            <text:p>1,17482</text:p>
          </table:table-cell>
          <table:table-cell office:value-type="float" office:value="6.74315">
            <text:p>6,74315</text:p>
          </table:table-cell>
        </table:table-row>
        <table:table-row table:style-name="ro1">
          <table:table-cell office:value-type="float" office:value="1.19432">
            <text:p>1,19432</text:p>
          </table:table-cell>
          <table:table-cell office:value-type="float" office:value="6.70645">
            <text:p>6,70645</text:p>
          </table:table-cell>
        </table:table-row>
        <table:table-row table:style-name="ro1">
          <table:table-cell office:value-type="float" office:value="1.15398">
            <text:p>1,15398</text:p>
          </table:table-cell>
          <table:table-cell office:value-type="float" office:value="6.53011">
            <text:p>6,53011</text:p>
          </table:table-cell>
        </table:table-row>
        <table:table-row table:style-name="ro1">
          <table:table-cell office:value-type="float" office:value="1.20617">
            <text:p>1,20617</text:p>
          </table:table-cell>
          <table:table-cell office:value-type="float" office:value="6.53169">
            <text:p>6,53169</text:p>
          </table:table-cell>
        </table:table-row>
        <table:table-row table:style-name="ro1">
          <table:table-cell office:value-type="float" office:value="1.24554">
            <text:p>1,24554</text:p>
          </table:table-cell>
          <table:table-cell office:value-type="float" office:value="6.74256">
            <text:p>6,74256</text:p>
          </table:table-cell>
        </table:table-row>
        <table:table-row table:style-name="ro1">
          <table:table-cell office:value-type="float" office:value="1.75179">
            <text:p>1,75179</text:p>
          </table:table-cell>
          <table:table-cell office:value-type="float" office:value="6.70491">
            <text:p>6,70491</text:p>
          </table:table-cell>
        </table:table-row>
        <table:table-row table:style-name="ro1">
          <table:table-cell office:value-type="float" office:value="1.29568">
            <text:p>1,29568</text:p>
          </table:table-cell>
          <table:table-cell office:value-type="float" office:value="6.62055">
            <text:p>6,62055</text:p>
          </table:table-cell>
        </table:table-row>
        <table:table-row table:style-name="ro1">
          <table:table-cell office:value-type="float" office:value="1.21383">
            <text:p>1,21383</text:p>
          </table:table-cell>
          <table:table-cell office:value-type="float" office:value="6.37074">
            <text:p>6,37074</text:p>
          </table:table-cell>
        </table:table-row>
        <table:table-row table:style-name="ro1">
          <table:table-cell office:value-type="float" office:value="1.16031">
            <text:p>1,16031</text:p>
          </table:table-cell>
          <table:table-cell office:value-type="float" office:value="6.87159">
            <text:p>6,87159</text:p>
          </table:table-cell>
        </table:table-row>
        <table:table-row table:style-name="ro1">
          <table:table-cell office:value-type="float" office:value="1.10522">
            <text:p>1,10522</text:p>
          </table:table-cell>
          <table:table-cell office:value-type="float" office:value="7.3647">
            <text:p>7,3647</text:p>
          </table:table-cell>
        </table:table-row>
        <table:table-row table:style-name="ro1">
          <table:table-cell office:value-type="float" office:value="1.3222">
            <text:p>1,3222</text:p>
          </table:table-cell>
          <table:table-cell office:value-type="float" office:value="7.24794">
            <text:p>7,24794</text:p>
          </table:table-cell>
        </table:table-row>
        <table:table-row table:style-name="ro1">
          <table:table-cell office:value-type="float" office:value="1.14088">
            <text:p>1,14088</text:p>
          </table:table-cell>
          <table:table-cell office:value-type="float" office:value="7.20971">
            <text:p>7,20971</text:p>
          </table:table-cell>
        </table:table-row>
        <table:table-row table:style-name="ro1">
          <table:table-cell office:value-type="float" office:value="1.13632">
            <text:p>1,13632</text:p>
          </table:table-cell>
          <table:table-cell office:value-type="float" office:value="7.24765">
            <text:p>7,24765</text:p>
          </table:table-cell>
        </table:table-row>
        <table:table-row table:style-name="ro1">
          <table:table-cell office:value-type="float" office:value="1.13131">
            <text:p>1,13131</text:p>
          </table:table-cell>
          <table:table-cell office:value-type="float" office:value="7.18132">
            <text:p>7,18132</text:p>
          </table:table-cell>
        </table:table-row>
        <table:table-row table:style-name="ro1">
          <table:table-cell office:value-type="float" office:value="1.13994">
            <text:p>1,13994</text:p>
          </table:table-cell>
          <table:table-cell office:value-type="float" office:value="7.10937">
            <text:p>7,10937</text:p>
          </table:table-cell>
        </table:table-row>
        <table:table-row table:style-name="ro1">
          <table:table-cell office:value-type="float" office:value="1.11324">
            <text:p>1,11324</text:p>
          </table:table-cell>
          <table:table-cell office:value-type="float" office:value="7.14028">
            <text:p>7,14028</text:p>
          </table:table-cell>
        </table:table-row>
        <table:table-row table:style-name="ro1">
          <table:table-cell office:value-type="float" office:value="1.09234">
            <text:p>1,09234</text:p>
          </table:table-cell>
          <table:table-cell office:value-type="float" office:value="7.1066">
            <text:p>7,1066</text:p>
          </table:table-cell>
        </table:table-row>
        <table:table-row table:style-name="ro1">
          <table:table-cell office:value-type="float" office:value="1.08544">
            <text:p>1,08544</text:p>
          </table:table-cell>
          <table:table-cell office:value-type="float" office:value="7.08275">
            <text:p>7,08275</text:p>
          </table:table-cell>
        </table:table-row>
        <table:table-row table:style-name="ro1">
          <table:table-cell office:value-type="float" office:value="1.06924">
            <text:p>1,06924</text:p>
          </table:table-cell>
          <table:table-cell office:value-type="float" office:value="7.0805">
            <text:p>7,0805</text:p>
          </table:table-cell>
        </table:table-row>
        <table:table-row table:style-name="ro1">
          <table:table-cell office:value-type="float" office:value="1.10834">
            <text:p>1,10834</text:p>
          </table:table-cell>
          <table:table-cell office:value-type="float" office:value="7.09411">
            <text:p>7,09411</text:p>
          </table:table-cell>
        </table:table-row>
        <table:table-row table:style-name="ro1">
          <table:table-cell office:value-type="float" office:value="1.05713">
            <text:p>1,05713</text:p>
          </table:table-cell>
          <table:table-cell office:value-type="float" office:value="7.10701">
            <text:p>7,10701</text:p>
          </table:table-cell>
        </table:table-row>
        <table:table-row table:style-name="ro1">
          <table:table-cell office:value-type="float" office:value="1.06519">
            <text:p>1,06519</text:p>
          </table:table-cell>
          <table:table-cell office:value-type="float" office:value="7.08193">
            <text:p>7,08193</text:p>
          </table:table-cell>
        </table:table-row>
        <table:table-row table:style-name="ro1">
          <table:table-cell office:value-type="float" office:value="1.03686">
            <text:p>1,03686</text:p>
          </table:table-cell>
          <table:table-cell office:value-type="float" office:value="7.06719">
            <text:p>7,06719</text:p>
          </table:table-cell>
        </table:table-row>
        <table:table-row table:style-name="ro1">
          <table:table-cell office:value-type="float" office:value="1.0612">
            <text:p>1,0612</text:p>
          </table:table-cell>
          <table:table-cell office:value-type="float" office:value="7.04603">
            <text:p>7,04603</text:p>
          </table:table-cell>
        </table:table-row>
        <table:table-row table:style-name="ro1">
          <table:table-cell office:value-type="float" office:value="1.07098">
            <text:p>1,07098</text:p>
          </table:table-cell>
          <table:table-cell office:value-type="float" office:value="7.08816">
            <text:p>7,08816</text:p>
          </table:table-cell>
        </table:table-row>
        <table:table-row table:style-name="ro1">
          <table:table-cell office:value-type="float" office:value="1.05899">
            <text:p>1,05899</text:p>
          </table:table-cell>
          <table:table-cell office:value-type="float" office:value="6.95982">
            <text:p>6,95982</text:p>
          </table:table-cell>
        </table:table-row>
        <table:table-row table:style-name="ro1">
          <table:table-cell office:value-type="float" office:value="1.03031">
            <text:p>1,03031</text:p>
          </table:table-cell>
          <table:table-cell office:value-type="float" office:value="6.86099">
            <text:p>6,86099</text:p>
          </table:table-cell>
        </table:table-row>
        <table:table-row table:style-name="ro1">
          <table:table-cell office:value-type="float" office:value="1.03002">
            <text:p>1,03002</text:p>
          </table:table-cell>
          <table:table-cell office:value-type="float" office:value="7.4563">
            <text:p>7,4563</text:p>
          </table:table-cell>
        </table:table-row>
        <table:table-row table:style-name="ro1">
          <table:table-cell office:value-type="float" office:value="1.05906">
            <text:p>1,05906</text:p>
          </table:table-cell>
          <table:table-cell office:value-type="float" office:value="6.55455">
            <text:p>6,55455</text:p>
          </table:table-cell>
        </table:table-row>
        <table:table-row table:style-name="ro1">
          <table:table-cell office:value-type="float" office:value="1.05166">
            <text:p>1,05166</text:p>
          </table:table-cell>
          <table:table-cell office:value-type="float" office:value="6.43572">
            <text:p>6,43572</text:p>
          </table:table-cell>
        </table:table-row>
        <table:table-row table:style-name="ro1">
          <table:table-cell office:value-type="float" office:value="1.02719">
            <text:p>1,02719</text:p>
          </table:table-cell>
          <table:table-cell office:value-type="float" office:value="6.73552">
            <text:p>6,73552</text:p>
          </table:table-cell>
        </table:table-row>
        <table:table-row table:style-name="ro1">
          <table:table-cell office:value-type="float" office:value="1.03309">
            <text:p>1,03309</text:p>
          </table:table-cell>
          <table:table-cell office:value-type="float" office:value="7.04364">
            <text:p>7,04364</text:p>
          </table:table-cell>
        </table:table-row>
        <table:table-row table:style-name="ro1">
          <table:table-cell office:value-type="float" office:value="1.02522">
            <text:p>1,02522</text:p>
          </table:table-cell>
          <table:table-cell office:value-type="float" office:value="6.55959">
            <text:p>6,55959</text:p>
          </table:table-cell>
        </table:table-row>
        <table:table-row table:style-name="ro1">
          <table:table-cell office:value-type="float" office:value="1.03481">
            <text:p>1,03481</text:p>
          </table:table-cell>
          <table:table-cell office:value-type="float" office:value="6.6331">
            <text:p>6,6331</text:p>
          </table:table-cell>
        </table:table-row>
        <table:table-row table:style-name="ro1">
          <table:table-cell office:value-type="float" office:value="1.35083">
            <text:p>1,35083</text:p>
          </table:table-cell>
          <table:table-cell office:value-type="float" office:value="6.47182">
            <text:p>6,47182</text:p>
          </table:table-cell>
        </table:table-row>
        <table:table-row table:style-name="ro1">
          <table:table-cell office:value-type="float" office:value="1.22195">
            <text:p>1,22195</text:p>
          </table:table-cell>
          <table:table-cell office:value-type="float" office:value="6.91896">
            <text:p>6,91896</text:p>
          </table:table-cell>
        </table:table-row>
        <table:table-row table:style-name="ro1">
          <table:table-cell office:value-type="float" office:value="0.985395">
            <text:p>0,985395</text:p>
          </table:table-cell>
          <table:table-cell office:value-type="float" office:value="6.54695">
            <text:p>6,54695</text:p>
          </table:table-cell>
        </table:table-row>
        <table:table-row table:style-name="ro1">
          <table:table-cell office:value-type="float" office:value="0.982497">
            <text:p>0,982497</text:p>
          </table:table-cell>
          <table:table-cell office:value-type="float" office:value="6.69405">
            <text:p>6,69405</text:p>
          </table:table-cell>
        </table:table-row>
        <table:table-row table:style-name="ro1">
          <table:table-cell office:value-type="float" office:value="1.02296">
            <text:p>1,02296</text:p>
          </table:table-cell>
          <table:table-cell office:value-type="float" office:value="6.93116">
            <text:p>6,93116</text:p>
          </table:table-cell>
        </table:table-row>
        <table:table-row table:style-name="ro1">
          <table:table-cell office:value-type="float" office:value="0.988241">
            <text:p>0,988241</text:p>
          </table:table-cell>
          <table:table-cell office:value-type="float" office:value="6.4755">
            <text:p>6,4755</text:p>
          </table:table-cell>
        </table:table-row>
        <table:table-row table:style-name="ro1">
          <table:table-cell office:value-type="float" office:value="1.0352">
            <text:p>1,0352</text:p>
          </table:table-cell>
          <table:table-cell office:value-type="float" office:value="6.82042">
            <text:p>6,82042</text:p>
          </table:table-cell>
        </table:table-row>
        <table:table-row table:style-name="ro1">
          <table:table-cell office:value-type="float" office:value="0.988113">
            <text:p>0,988113</text:p>
          </table:table-cell>
          <table:table-cell office:value-type="float" office:value="6.7572">
            <text:p>6,7572</text:p>
          </table:table-cell>
        </table:table-row>
        <table:table-row table:style-name="ro1">
          <table:table-cell office:value-type="float" office:value="0.977433">
            <text:p>0,977433</text:p>
          </table:table-cell>
          <table:table-cell office:value-type="float" office:value="6.25188">
            <text:p>6,25188</text:p>
          </table:table-cell>
        </table:table-row>
        <table:table-row table:style-name="ro1">
          <table:table-cell office:value-type="float" office:value="0.98607">
            <text:p>0,98607</text:p>
          </table:table-cell>
          <table:table-cell office:value-type="float" office:value="6.47607">
            <text:p>6,47607</text:p>
          </table:table-cell>
        </table:table-row>
        <table:table-row table:style-name="ro1">
          <table:table-cell office:value-type="float" office:value="1.19346">
            <text:p>1,19346</text:p>
          </table:table-cell>
          <table:table-cell office:value-type="float" office:value="6.34529">
            <text:p>6,34529</text:p>
          </table:table-cell>
        </table:table-row>
        <table:table-row table:style-name="ro1">
          <table:table-cell office:value-type="float" office:value="1.0604">
            <text:p>1,0604</text:p>
          </table:table-cell>
          <table:table-cell office:value-type="float" office:value="6.32895">
            <text:p>6,32895</text:p>
          </table:table-cell>
        </table:table-row>
        <table:table-row table:style-name="ro1">
          <table:table-cell office:value-type="float" office:value="0.991548">
            <text:p>0,991548</text:p>
          </table:table-cell>
          <table:table-cell office:value-type="float" office:value="6.20246">
            <text:p>6,20246</text:p>
          </table:table-cell>
        </table:table-row>
        <table:table-row table:style-name="ro1">
          <table:table-cell office:value-type="float" office:value="1.01873">
            <text:p>1,01873</text:p>
          </table:table-cell>
          <table:table-cell office:value-type="float" office:value="6.90785">
            <text:p>6,90785</text:p>
          </table:table-cell>
        </table:table-row>
        <table:table-row table:style-name="ro1">
          <table:table-cell office:value-type="float" office:value="0.954937">
            <text:p>0,954937</text:p>
          </table:table-cell>
          <table:table-cell office:value-type="float" office:value="6.71258">
            <text:p>6,71258</text:p>
          </table:table-cell>
        </table:table-row>
        <table:table-row table:style-name="ro1">
          <table:table-cell office:value-type="float" office:value="0.961848">
            <text:p>0,961848</text:p>
          </table:table-cell>
          <table:table-cell office:value-type="float" office:value="6.54469">
            <text:p>6,54469</text:p>
          </table:table-cell>
        </table:table-row>
        <table:table-row table:style-name="ro1">
          <table:table-cell office:value-type="float" office:value="0.935938">
            <text:p>0,935938</text:p>
          </table:table-cell>
          <table:table-cell office:value-type="float" office:value="6.36295">
            <text:p>6,36295</text:p>
          </table:table-cell>
        </table:table-row>
        <table:table-row table:style-name="ro1">
          <table:table-cell office:value-type="float" office:value="0.962818">
            <text:p>0,962818</text:p>
          </table:table-cell>
          <table:table-cell office:value-type="float" office:value="7.22269">
            <text:p>7,22269</text:p>
          </table:table-cell>
        </table:table-row>
        <table:table-row table:style-name="ro1">
          <table:table-cell office:value-type="float" office:value="1.17402">
            <text:p>1,17402</text:p>
          </table:table-cell>
          <table:table-cell office:value-type="float" office:value="6.5416">
            <text:p>6,5416</text:p>
          </table:table-cell>
        </table:table-row>
        <table:table-row table:style-name="ro1">
          <table:table-cell office:value-type="float" office:value="1.13385">
            <text:p>1,13385</text:p>
          </table:table-cell>
          <table:table-cell office:value-type="float" office:value="6.37035">
            <text:p>6,37035</text:p>
          </table:table-cell>
        </table:table-row>
        <table:table-row table:style-name="ro1">
          <table:table-cell office:value-type="float" office:value="1.10188">
            <text:p>1,10188</text:p>
          </table:table-cell>
          <table:table-cell office:value-type="float" office:value="6.45368">
            <text:p>6,45368</text:p>
          </table:table-cell>
        </table:table-row>
        <table:table-row table:style-name="ro1">
          <table:table-cell office:value-type="float" office:value="1.18093">
            <text:p>1,18093</text:p>
          </table:table-cell>
          <table:table-cell office:value-type="float" office:value="6.28499">
            <text:p>6,28499</text:p>
          </table:table-cell>
        </table:table-row>
        <table:table-row table:style-name="ro1">
          <table:table-cell office:value-type="float" office:value="0.951845">
            <text:p>0,951845</text:p>
          </table:table-cell>
          <table:table-cell office:value-type="float" office:value="6.23952">
            <text:p>6,23952</text:p>
          </table:table-cell>
        </table:table-row>
        <table:table-row table:style-name="ro1">
          <table:table-cell office:value-type="float" office:value="1.32368">
            <text:p>1,32368</text:p>
          </table:table-cell>
          <table:table-cell office:value-type="float" office:value="6.46778">
            <text:p>6,46778</text:p>
          </table:table-cell>
        </table:table-row>
        <table:table-row table:style-name="ro1">
          <table:table-cell office:value-type="float" office:value="1.15162">
            <text:p>1,15162</text:p>
          </table:table-cell>
          <table:table-cell office:value-type="float" office:value="5.94711">
            <text:p>5,94711</text:p>
          </table:table-cell>
        </table:table-row>
        <table:table-row table:style-name="ro1">
          <table:table-cell office:value-type="float" office:value="0.898458">
            <text:p>0,898458</text:p>
          </table:table-cell>
          <table:table-cell office:value-type="float" office:value="6.2555">
            <text:p>6,2555</text:p>
          </table:table-cell>
        </table:table-row>
        <table:table-row table:style-name="ro1">
          <table:table-cell office:value-type="float" office:value="0.948073">
            <text:p>0,948073</text:p>
          </table:table-cell>
          <table:table-cell office:value-type="float" office:value="6.16694">
            <text:p>6,16694</text:p>
          </table:table-cell>
        </table:table-row>
        <table:table-row table:style-name="ro1">
          <table:table-cell office:value-type="float" office:value="1.14737">
            <text:p>1,14737</text:p>
          </table:table-cell>
          <table:table-cell office:value-type="float" office:value="5.93309">
            <text:p>5,93309</text:p>
          </table:table-cell>
        </table:table-row>
        <table:table-row table:style-name="ro1">
          <table:table-cell office:value-type="float" office:value="1.02692">
            <text:p>1,02692</text:p>
          </table:table-cell>
          <table:table-cell office:value-type="float" office:value="6.69187">
            <text:p>6,69187</text:p>
          </table:table-cell>
        </table:table-row>
        <table:table-row table:style-name="ro1">
          <table:table-cell office:value-type="float" office:value="1.14448">
            <text:p>1,14448</text:p>
          </table:table-cell>
          <table:table-cell office:value-type="float" office:value="5.92298">
            <text:p>5,92298</text:p>
          </table:table-cell>
        </table:table-row>
        <table:table-row table:style-name="ro1">
          <table:table-cell office:value-type="float" office:value="0.992172">
            <text:p>0,992172</text:p>
          </table:table-cell>
          <table:table-cell office:value-type="float" office:value="6.81775">
            <text:p>6,81775</text:p>
          </table:table-cell>
        </table:table-row>
        <table:table-row table:style-name="ro1">
          <table:table-cell office:value-type="float" office:value="1.1262">
            <text:p>1,1262</text:p>
          </table:table-cell>
          <table:table-cell office:value-type="float" office:value="6.76813">
            <text:p>6,76813</text:p>
          </table:table-cell>
        </table:table-row>
        <table:table-row table:style-name="ro1">
          <table:table-cell office:value-type="float" office:value="1.0782">
            <text:p>1,0782</text:p>
          </table:table-cell>
          <table:table-cell office:value-type="float" office:value="6.78314">
            <text:p>6,78314</text:p>
          </table:table-cell>
        </table:table-row>
        <table:table-row table:style-name="ro1">
          <table:table-cell office:value-type="float" office:value="1.05751">
            <text:p>1,05751</text:p>
          </table:table-cell>
          <table:table-cell office:value-type="float" office:value="6.75526">
            <text:p>6,75526</text:p>
          </table:table-cell>
        </table:table-row>
        <table:table-row table:style-name="ro1">
          <table:table-cell office:value-type="float" office:value="1.06189">
            <text:p>1,06189</text:p>
          </table:table-cell>
          <table:table-cell office:value-type="float" office:value="6.77032">
            <text:p>6,77032</text:p>
          </table:table-cell>
        </table:table-row>
        <table:table-row table:style-name="ro1">
          <table:table-cell office:value-type="float" office:value="1.03763">
            <text:p>1,03763</text:p>
          </table:table-cell>
          <table:table-cell office:value-type="float" office:value="6.77088">
            <text:p>6,77088</text:p>
          </table:table-cell>
        </table:table-row>
        <table:table-row table:style-name="ro1">
          <table:table-cell office:value-type="float" office:value="1.16396">
            <text:p>1,16396</text:p>
          </table:table-cell>
          <table:table-cell office:value-type="float" office:value="6.75923">
            <text:p>6,75923</text:p>
          </table:table-cell>
        </table:table-row>
        <table:table-row table:style-name="ro1">
          <table:table-cell office:value-type="float" office:value="1.22181">
            <text:p>1,22181</text:p>
          </table:table-cell>
          <table:table-cell office:value-type="float" office:value="6.75664">
            <text:p>6,75664</text:p>
          </table:table-cell>
        </table:table-row>
        <table:table-row table:style-name="ro1">
          <table:table-cell office:value-type="float" office:value="0.666711">
            <text:p>0,666711</text:p>
          </table:table-cell>
          <table:table-cell office:value-type="float" office:value="6.7587">
            <text:p>6,7587</text:p>
          </table:table-cell>
        </table:table-row>
        <table:table-row table:style-name="ro1">
          <table:table-cell office:value-type="float" office:value="1.16718">
            <text:p>1,16718</text:p>
          </table:table-cell>
          <table:table-cell office:value-type="float" office:value="6.71753">
            <text:p>6,71753</text:p>
          </table:table-cell>
        </table:table-row>
        <table:table-row table:style-name="ro1">
          <table:table-cell office:value-type="float" office:value="1.47467">
            <text:p>1,47467</text:p>
          </table:table-cell>
          <table:table-cell office:value-type="float" office:value="6.72144">
            <text:p>6,72144</text:p>
          </table:table-cell>
        </table:table-row>
        <table:table-row table:style-name="ro1">
          <table:table-cell office:value-type="float" office:value="0.965013">
            <text:p>0,965013</text:p>
          </table:table-cell>
          <table:table-cell office:value-type="float" office:value="6.75842">
            <text:p>6,75842</text:p>
          </table:table-cell>
        </table:table-row>
        <table:table-row table:style-name="ro1">
          <table:table-cell office:value-type="float" office:value="1.0785">
            <text:p>1,0785</text:p>
          </table:table-cell>
          <table:table-cell office:value-type="float" office:value="6.7361">
            <text:p>6,7361</text:p>
          </table:table-cell>
        </table:table-row>
        <table:table-row table:style-name="ro1">
          <table:table-cell office:value-type="float" office:value="1.08382">
            <text:p>1,08382</text:p>
          </table:table-cell>
          <table:table-cell office:value-type="float" office:value="6.76656">
            <text:p>6,76656</text:p>
          </table:table-cell>
        </table:table-row>
        <table:table-row table:style-name="ro1">
          <table:table-cell office:value-type="float" office:value="1.01274">
            <text:p>1,01274</text:p>
          </table:table-cell>
          <table:table-cell office:value-type="float" office:value="6.7519">
            <text:p>6,7519</text:p>
          </table:table-cell>
        </table:table-row>
        <table:table-row table:style-name="ro1">
          <table:table-cell office:value-type="float" office:value="0.57925">
            <text:p>0,57925</text:p>
          </table:table-cell>
          <table:table-cell office:value-type="float" office:value="6.75329">
            <text:p>6,75329</text:p>
          </table:table-cell>
        </table:table-row>
        <table:table-row table:style-name="ro1">
          <table:table-cell office:value-type="float" office:value="0.899678">
            <text:p>0,899678</text:p>
          </table:table-cell>
          <table:table-cell office:value-type="float" office:value="6.72607">
            <text:p>6,72607</text:p>
          </table:table-cell>
        </table:table-row>
        <table:table-row table:style-name="ro1">
          <table:table-cell office:value-type="float" office:value="1.02825">
            <text:p>1,02825</text:p>
          </table:table-cell>
          <table:table-cell office:value-type="float" office:value="6.74458">
            <text:p>6,74458</text:p>
          </table:table-cell>
        </table:table-row>
        <table:table-row table:style-name="ro1">
          <table:table-cell office:value-type="float" office:value="0.891903">
            <text:p>0,891903</text:p>
          </table:table-cell>
          <table:table-cell office:value-type="float" office:value="6.75315">
            <text:p>6,75315</text:p>
          </table:table-cell>
        </table:table-row>
        <table:table-row table:style-name="ro1">
          <table:table-cell office:value-type="float" office:value="0.838915">
            <text:p>0,838915</text:p>
          </table:table-cell>
          <table:table-cell office:value-type="float" office:value="6.75006">
            <text:p>6,75006</text:p>
          </table:table-cell>
        </table:table-row>
        <table:table-row table:style-name="ro1">
          <table:table-cell office:value-type="float" office:value="0.88668">
            <text:p>0,88668</text:p>
          </table:table-cell>
          <table:table-cell office:value-type="float" office:value="6.75372">
            <text:p>6,75372</text:p>
          </table:table-cell>
        </table:table-row>
        <table:table-row table:style-name="ro1">
          <table:table-cell office:value-type="float" office:value="0.79077">
            <text:p>0,79077</text:p>
          </table:table-cell>
          <table:table-cell office:value-type="float" office:value="6.74898">
            <text:p>6,74898</text:p>
          </table:table-cell>
        </table:table-row>
        <table:table-row table:style-name="ro1">
          <table:table-cell office:value-type="float" office:value="0.966401">
            <text:p>0,966401</text:p>
          </table:table-cell>
          <table:table-cell office:value-type="float" office:value="6.74783">
            <text:p>6,74783</text:p>
          </table:table-cell>
        </table:table-row>
        <table:table-row table:style-name="ro1">
          <table:table-cell office:value-type="float" office:value="0.513726">
            <text:p>0,513726</text:p>
          </table:table-cell>
          <table:table-cell office:value-type="float" office:value="6.74867">
            <text:p>6,74867</text:p>
          </table:table-cell>
        </table:table-row>
        <table:table-row table:style-name="ro1">
          <table:table-cell office:value-type="float" office:value="0.912588">
            <text:p>0,912588</text:p>
          </table:table-cell>
          <table:table-cell office:value-type="float" office:value="6.74734">
            <text:p>6,74734</text:p>
          </table:table-cell>
        </table:table-row>
        <table:table-row table:style-name="ro1">
          <table:table-cell office:value-type="float" office:value="0.912786">
            <text:p>0,912786</text:p>
          </table:table-cell>
          <table:table-cell office:value-type="float" office:value="6.74922">
            <text:p>6,74922</text:p>
          </table:table-cell>
        </table:table-row>
        <table:table-row table:style-name="ro1">
          <table:table-cell office:value-type="float" office:value="0.652691">
            <text:p>0,652691</text:p>
          </table:table-cell>
          <table:table-cell office:value-type="float" office:value="6.73425">
            <text:p>6,73425</text:p>
          </table:table-cell>
        </table:table-row>
        <table:table-row table:style-name="ro1">
          <table:table-cell office:value-type="float" office:value="0.452472">
            <text:p>0,452472</text:p>
          </table:table-cell>
          <table:table-cell office:value-type="float" office:value="6.73926">
            <text:p>6,73926</text:p>
          </table:table-cell>
        </table:table-row>
        <table:table-row table:style-name="ro1">
          <table:table-cell office:value-type="float" office:value="0.900465">
            <text:p>0,900465</text:p>
          </table:table-cell>
          <table:table-cell office:value-type="float" office:value="6.75139">
            <text:p>6,75139</text:p>
          </table:table-cell>
        </table:table-row>
        <table:table-row table:style-name="ro1">
          <table:table-cell office:value-type="float" office:value="0.747556">
            <text:p>0,747556</text:p>
          </table:table-cell>
          <table:table-cell office:value-type="float" office:value="6.74751">
            <text:p>6,74751</text:p>
          </table:table-cell>
        </table:table-row>
        <table:table-row table:style-name="ro1">
          <table:table-cell office:value-type="float" office:value="0.637058">
            <text:p>0,637058</text:p>
          </table:table-cell>
          <table:table-cell office:value-type="float" office:value="6.73821">
            <text:p>6,73821</text:p>
          </table:table-cell>
        </table:table-row>
        <table:table-row table:style-name="ro1">
          <table:table-cell office:value-type="float" office:value="0.618257">
            <text:p>0,618257</text:p>
          </table:table-cell>
          <table:table-cell office:value-type="float" office:value="6.72956">
            <text:p>6,72956</text:p>
          </table:table-cell>
        </table:table-row>
        <table:table-row table:style-name="ro1">
          <table:table-cell office:value-type="float" office:value="0.32367">
            <text:p>0,32367</text:p>
          </table:table-cell>
          <table:table-cell office:value-type="float" office:value="6.73915">
            <text:p>6,73915</text:p>
          </table:table-cell>
        </table:table-row>
        <table:table-row table:style-name="ro1">
          <table:table-cell office:value-type="float" office:value="0.682704">
            <text:p>0,682704</text:p>
          </table:table-cell>
          <table:table-cell office:value-type="float" office:value="6.74618">
            <text:p>6,74618</text:p>
          </table:table-cell>
        </table:table-row>
        <table:table-row table:style-name="ro1">
          <table:table-cell office:value-type="float" office:value="0.641432">
            <text:p>0,641432</text:p>
          </table:table-cell>
          <table:table-cell office:value-type="float" office:value="6.74388">
            <text:p>6,74388</text:p>
          </table:table-cell>
        </table:table-row>
        <table:table-row table:style-name="ro1">
          <table:table-cell office:value-type="float" office:value="0.343775">
            <text:p>0,343775</text:p>
          </table:table-cell>
          <table:table-cell office:value-type="float" office:value="6.74593">
            <text:p>6,74593</text:p>
          </table:table-cell>
        </table:table-row>
        <table:table-row table:style-name="ro1">
          <table:table-cell office:value-type="float" office:value="0.437628">
            <text:p>0,437628</text:p>
          </table:table-cell>
          <table:table-cell office:value-type="float" office:value="6.73242">
            <text:p>6,73242</text:p>
          </table:table-cell>
        </table:table-row>
        <table:table-row table:style-name="ro1">
          <table:table-cell office:value-type="float" office:value="0.404623">
            <text:p>0,404623</text:p>
          </table:table-cell>
          <table:table-cell office:value-type="float" office:value="6.7465">
            <text:p>6,7465</text:p>
          </table:table-cell>
        </table:table-row>
        <table:table-row table:style-name="ro1">
          <table:table-cell office:value-type="float" office:value="0.677422">
            <text:p>0,677422</text:p>
          </table:table-cell>
          <table:table-cell office:value-type="float" office:value="6.7467">
            <text:p>6,7467</text:p>
          </table:table-cell>
        </table:table-row>
        <table:table-row table:style-name="ro1">
          <table:table-cell office:value-type="float" office:value="0.415522">
            <text:p>0,415522</text:p>
          </table:table-cell>
          <table:table-cell office:value-type="float" office:value="6.74634">
            <text:p>6,74634</text:p>
          </table:table-cell>
        </table:table-row>
        <table:table-row table:style-name="ro1">
          <table:table-cell office:value-type="float" office:value="0.318676">
            <text:p>0,318676</text:p>
          </table:table-cell>
          <table:table-cell office:value-type="float" office:value="6.74709">
            <text:p>6,74709</text:p>
          </table:table-cell>
        </table:table-row>
        <table:table-row table:style-name="ro1">
          <table:table-cell office:value-type="float" office:value="0.322814">
            <text:p>0,322814</text:p>
          </table:table-cell>
          <table:table-cell office:value-type="float" office:value="6.74017">
            <text:p>6,74017</text:p>
          </table:table-cell>
        </table:table-row>
        <table:table-row table:style-name="ro1">
          <table:table-cell office:value-type="float" office:value="0.288229">
            <text:p>0,288229</text:p>
          </table:table-cell>
          <table:table-cell office:value-type="float" office:value="6.74291">
            <text:p>6,74291</text:p>
          </table:table-cell>
        </table:table-row>
        <table:table-row table:style-name="ro1">
          <table:table-cell office:value-type="float" office:value="0.382954">
            <text:p>0,382954</text:p>
          </table:table-cell>
          <table:table-cell office:value-type="float" office:value="6.74515">
            <text:p>6,74515</text:p>
          </table:table-cell>
        </table:table-row>
        <table:table-row table:style-name="ro1">
          <table:table-cell office:value-type="float" office:value="0.239253">
            <text:p>0,239253</text:p>
          </table:table-cell>
          <table:table-cell office:value-type="float" office:value="6.73979">
            <text:p>6,73979</text:p>
          </table:table-cell>
        </table:table-row>
        <table:table-row table:style-name="ro1">
          <table:table-cell office:value-type="float" office:value="0.28635">
            <text:p>0,28635</text:p>
          </table:table-cell>
          <table:table-cell office:value-type="float" office:value="6.72338">
            <text:p>6,72338</text:p>
          </table:table-cell>
        </table:table-row>
        <table:table-row table:style-name="ro1">
          <table:table-cell office:value-type="float" office:value="0.249392">
            <text:p>0,249392</text:p>
          </table:table-cell>
          <table:table-cell office:value-type="float" office:value="6.73569">
            <text:p>6,73569</text:p>
          </table:table-cell>
        </table:table-row>
        <table:table-row table:style-name="ro1">
          <table:table-cell office:value-type="float" office:value="0.255535">
            <text:p>0,255535</text:p>
          </table:table-cell>
          <table:table-cell office:value-type="float" office:value="6.74342">
            <text:p>6,74342</text:p>
          </table:table-cell>
        </table:table-row>
        <table:table-row table:style-name="ro1">
          <table:table-cell office:value-type="float" office:value="0.313382">
            <text:p>0,313382</text:p>
          </table:table-cell>
          <table:table-cell office:value-type="float" office:value="6.73672">
            <text:p>6,73672</text:p>
          </table:table-cell>
        </table:table-row>
        <table:table-row table:style-name="ro1">
          <table:table-cell office:value-type="float" office:value="0.24387">
            <text:p>0,24387</text:p>
          </table:table-cell>
          <table:table-cell office:value-type="float" office:value="6.72626">
            <text:p>6,72626</text:p>
          </table:table-cell>
        </table:table-row>
        <table:table-row table:style-name="ro1">
          <table:table-cell office:value-type="float" office:value="0.131755">
            <text:p>0,131755</text:p>
          </table:table-cell>
          <table:table-cell office:value-type="float" office:value="6.7456">
            <text:p>6,7456</text:p>
          </table:table-cell>
        </table:table-row>
        <table:table-row table:style-name="ro1">
          <table:table-cell office:value-type="float" office:value="0.229595">
            <text:p>0,229595</text:p>
          </table:table-cell>
          <table:table-cell office:value-type="float" office:value="6.72941">
            <text:p>6,72941</text:p>
          </table:table-cell>
        </table:table-row>
        <table:table-row table:style-name="ro1">
          <table:table-cell office:value-type="float" office:value="0.287278">
            <text:p>0,287278</text:p>
          </table:table-cell>
          <table:table-cell office:value-type="float" office:value="6.69434">
            <text:p>6,69434</text:p>
          </table:table-cell>
        </table:table-row>
        <table:table-row table:style-name="ro1">
          <table:table-cell office:value-type="float" office:value="0.187692">
            <text:p>0,187692</text:p>
          </table:table-cell>
          <table:table-cell office:value-type="float" office:value="5.85506">
            <text:p>5,85506</text:p>
          </table:table-cell>
        </table:table-row>
        <table:table-row table:style-name="ro1">
          <table:table-cell office:value-type="float" office:value="0.240992">
            <text:p>0,240992</text:p>
          </table:table-cell>
          <table:table-cell office:value-type="float" office:value="5.7388">
            <text:p>5,7388</text:p>
          </table:table-cell>
        </table:table-row>
        <table:table-row table:style-name="ro1">
          <table:table-cell office:value-type="float" office:value="0.12947">
            <text:p>0,12947</text:p>
          </table:table-cell>
          <table:table-cell office:value-type="float" office:value="6.15572">
            <text:p>6,15572</text:p>
          </table:table-cell>
        </table:table-row>
        <table:table-row table:style-name="ro1">
          <table:table-cell office:value-type="float" office:value="0.15171">
            <text:p>0,15171</text:p>
          </table:table-cell>
          <table:table-cell office:value-type="float" office:value="5.55749">
            <text:p>5,55749</text:p>
          </table:table-cell>
        </table:table-row>
        <table:table-row table:style-name="ro1">
          <table:table-cell office:value-type="float" office:value="0.126783">
            <text:p>0,126783</text:p>
          </table:table-cell>
          <table:table-cell office:value-type="float" office:value="5.67141">
            <text:p>5,67141</text:p>
          </table:table-cell>
        </table:table-row>
        <table:table-row table:style-name="ro1">
          <table:table-cell office:value-type="float" office:value="0.165504">
            <text:p>0,165504</text:p>
          </table:table-cell>
          <table:table-cell office:value-type="float" office:value="5.81071">
            <text:p>5,81071</text:p>
          </table:table-cell>
        </table:table-row>
        <table:table-row table:style-name="ro1">
          <table:table-cell office:value-type="float" office:value="0.114824">
            <text:p>0,114824</text:p>
          </table:table-cell>
          <table:table-cell office:value-type="float" office:value="7.30003">
            <text:p>7,30003</text:p>
          </table:table-cell>
        </table:table-row>
        <table:table-row table:style-name="ro1">
          <table:table-cell office:value-type="float" office:value="0.182346">
            <text:p>0,182346</text:p>
          </table:table-cell>
          <table:table-cell office:value-type="float" office:value="7.18671">
            <text:p>7,18671</text:p>
          </table:table-cell>
        </table:table-row>
        <table:table-row table:style-name="ro1">
          <table:table-cell office:value-type="float" office:value="0.131181">
            <text:p>0,131181</text:p>
          </table:table-cell>
          <table:table-cell office:value-type="float" office:value="7.08609">
            <text:p>7,08609</text:p>
          </table:table-cell>
        </table:table-row>
        <table:table-row table:style-name="ro1">
          <table:table-cell office:value-type="float" office:value="0.124602">
            <text:p>0,124602</text:p>
          </table:table-cell>
          <table:table-cell office:value-type="float" office:value="7.20293">
            <text:p>7,20293</text:p>
          </table:table-cell>
        </table:table-row>
        <table:table-row table:style-name="ro1">
          <table:table-cell office:value-type="float" office:value="0.135248">
            <text:p>0,135248</text:p>
          </table:table-cell>
          <table:table-cell office:value-type="float" office:value="7.16001">
            <text:p>7,16001</text:p>
          </table:table-cell>
        </table:table-row>
        <table:table-row table:style-name="ro1">
          <table:table-cell office:value-type="float" office:value="0.153593">
            <text:p>0,153593</text:p>
          </table:table-cell>
          <table:table-cell office:value-type="float" office:value="7.15633">
            <text:p>7,15633</text:p>
          </table:table-cell>
        </table:table-row>
        <table:table-row table:style-name="ro1">
          <table:table-cell office:value-type="float" office:value="0.151577">
            <text:p>0,151577</text:p>
          </table:table-cell>
          <table:table-cell office:value-type="float" office:value="7.11508">
            <text:p>7,11508</text:p>
          </table:table-cell>
        </table:table-row>
        <table:table-row table:style-name="ro1">
          <table:table-cell office:value-type="float" office:value="0.108153">
            <text:p>0,108153</text:p>
          </table:table-cell>
          <table:table-cell office:value-type="float" office:value="6.73249">
            <text:p>6,73249</text:p>
          </table:table-cell>
        </table:table-row>
        <table:table-row table:style-name="ro1">
          <table:table-cell office:value-type="float" office:value="0.131771">
            <text:p>0,131771</text:p>
          </table:table-cell>
          <table:table-cell office:value-type="float" office:value="6.72889">
            <text:p>6,72889</text:p>
          </table:table-cell>
        </table:table-row>
        <table:table-row table:style-name="ro1">
          <table:table-cell office:value-type="float" office:value="0.11037">
            <text:p>0,11037</text:p>
          </table:table-cell>
          <table:table-cell office:value-type="float" office:value="6.73042">
            <text:p>6,73042</text:p>
          </table:table-cell>
        </table:table-row>
        <table:table-row table:style-name="ro1">
          <table:table-cell office:value-type="float" office:value="0.139606">
            <text:p>0,139606</text:p>
          </table:table-cell>
          <table:table-cell office:value-type="float" office:value="8.27377">
            <text:p>8,27377</text:p>
          </table:table-cell>
        </table:table-row>
        <table:table-row table:style-name="ro1">
          <table:table-cell office:value-type="float" office:value="0.117728">
            <text:p>0,117728</text:p>
          </table:table-cell>
          <table:table-cell office:value-type="float" office:value="7.32229">
            <text:p>7,32229</text:p>
          </table:table-cell>
        </table:table-row>
        <table:table-row table:style-name="ro1">
          <table:table-cell office:value-type="float" office:value="0.108822">
            <text:p>0,108822</text:p>
          </table:table-cell>
          <table:table-cell office:value-type="float" office:value="7.23606">
            <text:p>7,23606</text:p>
          </table:table-cell>
        </table:table-row>
        <table:table-row table:style-name="ro1">
          <table:table-cell office:value-type="float" office:value="0.12191">
            <text:p>0,12191</text:p>
          </table:table-cell>
          <table:table-cell office:value-type="float" office:value="7.2563">
            <text:p>7,2563</text:p>
          </table:table-cell>
        </table:table-row>
        <table:table-row table:style-name="ro1">
          <table:table-cell office:value-type="float" office:value="0.0935217">
            <text:p>0,0935217</text:p>
          </table:table-cell>
          <table:table-cell office:value-type="float" office:value="7.21663">
            <text:p>7,21663</text:p>
          </table:table-cell>
        </table:table-row>
        <table:table-row table:style-name="ro1">
          <table:table-cell office:value-type="float" office:value="0.131728">
            <text:p>0,131728</text:p>
          </table:table-cell>
          <table:table-cell office:value-type="float" office:value="7.19655">
            <text:p>7,19655</text:p>
          </table:table-cell>
        </table:table-row>
        <table:table-row table:style-name="ro1">
          <table:table-cell office:value-type="float" office:value="0.11104">
            <text:p>0,11104</text:p>
          </table:table-cell>
          <table:table-cell office:value-type="float" office:value="7.17012">
            <text:p>7,17012</text:p>
          </table:table-cell>
        </table:table-row>
        <table:table-row table:style-name="ro1">
          <table:table-cell office:value-type="float" office:value="0.0927128">
            <text:p>0,0927128</text:p>
          </table:table-cell>
          <table:table-cell office:value-type="float" office:value="7.18496">
            <text:p>7,18496</text:p>
          </table:table-cell>
        </table:table-row>
        <table:table-row table:style-name="ro1">
          <table:table-cell office:value-type="float" office:value="0.105299">
            <text:p>0,105299</text:p>
          </table:table-cell>
          <table:table-cell office:value-type="float" office:value="7.25403">
            <text:p>7,25403</text:p>
          </table:table-cell>
        </table:table-row>
        <table:table-row table:style-name="ro1">
          <table:table-cell office:value-type="float" office:value="0.111328">
            <text:p>0,111328</text:p>
          </table:table-cell>
          <table:table-cell office:value-type="float" office:value="7.15801">
            <text:p>7,15801</text:p>
          </table:table-cell>
        </table:table-row>
        <table:table-row table:style-name="ro1">
          <table:table-cell office:value-type="float" office:value="0.0797263">
            <text:p>0,0797263</text:p>
          </table:table-cell>
          <table:table-cell office:value-type="float" office:value="7.12586">
            <text:p>7,12586</text:p>
          </table:table-cell>
        </table:table-row>
        <table:table-row table:style-name="ro1">
          <table:table-cell office:value-type="float" office:value="0.0987347">
            <text:p>0,0987347</text:p>
          </table:table-cell>
          <table:table-cell office:value-type="float" office:value="7.13868">
            <text:p>7,13868</text:p>
          </table:table-cell>
        </table:table-row>
        <table:table-row table:style-name="ro1">
          <table:table-cell office:value-type="float" office:value="0.0892583">
            <text:p>0,0892583</text:p>
          </table:table-cell>
          <table:table-cell office:value-type="float" office:value="7.14008">
            <text:p>7,14008</text:p>
          </table:table-cell>
        </table:table-row>
        <table:table-row table:style-name="ro1">
          <table:table-cell office:value-type="float" office:value="0.0833947">
            <text:p>0,0833947</text:p>
          </table:table-cell>
          <table:table-cell office:value-type="float" office:value="7.16052">
            <text:p>7,16052</text:p>
          </table:table-cell>
        </table:table-row>
        <table:table-row table:style-name="ro1">
          <table:table-cell office:value-type="float" office:value="0.0948198">
            <text:p>0,0948198</text:p>
          </table:table-cell>
          <table:table-cell office:value-type="float" office:value="7.15753">
            <text:p>7,15753</text:p>
          </table:table-cell>
        </table:table-row>
        <table:table-row table:style-name="ro1">
          <table:table-cell office:value-type="float" office:value="0.0645951">
            <text:p>0,0645951</text:p>
          </table:table-cell>
          <table:table-cell office:value-type="float" office:value="7.13009">
            <text:p>7,13009</text:p>
          </table:table-cell>
        </table:table-row>
        <table:table-row table:style-name="ro1">
          <table:table-cell office:value-type="float" office:value="0.0834014">
            <text:p>0,0834014</text:p>
          </table:table-cell>
          <table:table-cell office:value-type="float" office:value="7.14267">
            <text:p>7,14267</text:p>
          </table:table-cell>
        </table:table-row>
        <table:table-row table:style-name="ro1">
          <table:table-cell office:value-type="float" office:value="0.0885608">
            <text:p>0,0885608</text:p>
          </table:table-cell>
          <table:table-cell office:value-type="float" office:value="7.13806">
            <text:p>7,13806</text:p>
          </table:table-cell>
        </table:table-row>
        <table:table-row table:style-name="ro1">
          <table:table-cell office:value-type="float" office:value="0.0800778">
            <text:p>0,0800778</text:p>
          </table:table-cell>
          <table:table-cell office:value-type="float" office:value="7.15192">
            <text:p>7,15192</text:p>
          </table:table-cell>
        </table:table-row>
        <table:table-row table:style-name="ro1">
          <table:table-cell office:value-type="float" office:value="0.0780192">
            <text:p>0,0780192</text:p>
          </table:table-cell>
          <table:table-cell office:value-type="float" office:value="7.14053">
            <text:p>7,14053</text:p>
          </table:table-cell>
        </table:table-row>
        <table:table-row table:style-name="ro1">
          <table:table-cell office:value-type="float" office:value="0.083034">
            <text:p>0,083034</text:p>
          </table:table-cell>
          <table:table-cell office:value-type="float" office:value="7.13319">
            <text:p>7,13319</text:p>
          </table:table-cell>
        </table:table-row>
        <table:table-row table:style-name="ro1">
          <table:table-cell office:value-type="float" office:value="0.0763979">
            <text:p>0,0763979</text:p>
          </table:table-cell>
          <table:table-cell office:value-type="float" office:value="7.15192">
            <text:p>7,15192</text:p>
          </table:table-cell>
        </table:table-row>
        <table:table-row table:style-name="ro1">
          <table:table-cell office:value-type="float" office:value="0.0804286">
            <text:p>0,0804286</text:p>
          </table:table-cell>
          <table:table-cell office:value-type="float" office:value="7.14903">
            <text:p>7,14903</text:p>
          </table:table-cell>
        </table:table-row>
        <table:table-row table:style-name="ro1">
          <table:table-cell office:value-type="float" office:value="0.0778823">
            <text:p>0,0778823</text:p>
          </table:table-cell>
          <table:table-cell office:value-type="float" office:value="7.13749">
            <text:p>7,13749</text:p>
          </table:table-cell>
        </table:table-row>
        <table:table-row table:style-name="ro1">
          <table:table-cell office:value-type="float" office:value="0.0617697">
            <text:p>0,0617697</text:p>
          </table:table-cell>
          <table:table-cell office:value-type="float" office:value="7.13719">
            <text:p>7,13719</text:p>
          </table:table-cell>
        </table:table-row>
        <table:table-row table:style-name="ro1">
          <table:table-cell office:value-type="float" office:value="0.071248">
            <text:p>0,071248</text:p>
          </table:table-cell>
          <table:table-cell office:value-type="float" office:value="7.16814">
            <text:p>7,16814</text:p>
          </table:table-cell>
        </table:table-row>
        <table:table-row table:style-name="ro1">
          <table:table-cell office:value-type="float" office:value="0.0602568">
            <text:p>0,0602568</text:p>
          </table:table-cell>
          <table:table-cell office:value-type="float" office:value="7.1138">
            <text:p>7,1138</text:p>
          </table:table-cell>
        </table:table-row>
        <table:table-row table:style-name="ro1">
          <table:table-cell office:value-type="float" office:value="0.0791393">
            <text:p>0,0791393</text:p>
          </table:table-cell>
          <table:table-cell office:value-type="float" office:value="7.13114">
            <text:p>7,13114</text:p>
          </table:table-cell>
        </table:table-row>
        <table:table-row table:style-name="ro1">
          <table:table-cell office:value-type="float" office:value="0.0728486">
            <text:p>0,0728486</text:p>
          </table:table-cell>
          <table:table-cell office:value-type="float" office:value="7.16046">
            <text:p>7,16046</text:p>
          </table:table-cell>
        </table:table-row>
        <table:table-row table:style-name="ro1">
          <table:table-cell office:value-type="float" office:value="0.0766295">
            <text:p>0,0766295</text:p>
          </table:table-cell>
          <table:table-cell office:value-type="float" office:value="7.15218">
            <text:p>7,15218</text:p>
          </table:table-cell>
        </table:table-row>
        <table:table-row table:style-name="ro1">
          <table:table-cell office:value-type="float" office:value="0.0716105">
            <text:p>0,0716105</text:p>
          </table:table-cell>
          <table:table-cell office:value-type="float" office:value="7.15157">
            <text:p>7,15157</text:p>
          </table:table-cell>
        </table:table-row>
        <table:table-row table:style-name="ro1">
          <table:table-cell office:value-type="float" office:value="0.0619021">
            <text:p>0,0619021</text:p>
          </table:table-cell>
          <table:table-cell office:value-type="float" office:value="7.15589">
            <text:p>7,15589</text:p>
          </table:table-cell>
        </table:table-row>
        <table:table-row table:style-name="ro1">
          <table:table-cell office:value-type="float" office:value="0.074121">
            <text:p>0,074121</text:p>
          </table:table-cell>
          <table:table-cell office:value-type="float" office:value="7.1391">
            <text:p>7,1391</text:p>
          </table:table-cell>
        </table:table-row>
        <table:table-row table:style-name="ro1">
          <table:table-cell office:value-type="float" office:value="0.058762">
            <text:p>0,058762</text:p>
          </table:table-cell>
          <table:table-cell office:value-type="float" office:value="7.13221">
            <text:p>7,13221</text:p>
          </table:table-cell>
        </table:table-row>
        <table:table-row table:style-name="ro1">
          <table:table-cell office:value-type="float" office:value="0.0697835">
            <text:p>0,0697835</text:p>
          </table:table-cell>
          <table:table-cell office:value-type="float" office:value="7.1562">
            <text:p>7,1562</text:p>
          </table:table-cell>
        </table:table-row>
        <table:table-row table:style-name="ro1">
          <table:table-cell office:value-type="float" office:value="0.0646636">
            <text:p>0,0646636</text:p>
          </table:table-cell>
          <table:table-cell office:value-type="float" office:value="7.14043">
            <text:p>7,14043</text:p>
          </table:table-cell>
        </table:table-row>
        <table:table-row table:style-name="ro1">
          <table:table-cell office:value-type="float" office:value="0.0577876">
            <text:p>0,0577876</text:p>
          </table:table-cell>
          <table:table-cell office:value-type="float" office:value="7.13549">
            <text:p>7,13549</text:p>
          </table:table-cell>
        </table:table-row>
        <table:table-row table:style-name="ro1">
          <table:table-cell office:value-type="float" office:value="0.061088">
            <text:p>0,061088</text:p>
          </table:table-cell>
          <table:table-cell office:value-type="float" office:value="7.13983">
            <text:p>7,13983</text:p>
          </table:table-cell>
        </table:table-row>
        <table:table-row table:style-name="ro1">
          <table:table-cell office:value-type="float" office:value="0.0539242">
            <text:p>0,0539242</text:p>
          </table:table-cell>
          <table:table-cell office:value-type="float" office:value="7.14511">
            <text:p>7,14511</text:p>
          </table:table-cell>
        </table:table-row>
        <table:table-row table:style-name="ro1">
          <table:table-cell office:value-type="float" office:value="0.0543098">
            <text:p>0,0543098</text:p>
          </table:table-cell>
          <table:table-cell office:value-type="float" office:value="7.13642">
            <text:p>7,13642</text:p>
          </table:table-cell>
        </table:table-row>
        <table:table-row table:style-name="ro1">
          <table:table-cell office:value-type="float" office:value="0.0644313">
            <text:p>0,0644313</text:p>
          </table:table-cell>
          <table:table-cell office:value-type="float" office:value="7.15388">
            <text:p>7,15388</text:p>
          </table:table-cell>
        </table:table-row>
        <table:table-row table:style-name="ro1">
          <table:table-cell office:value-type="float" office:value="0.0613831">
            <text:p>0,0613831</text:p>
          </table:table-cell>
          <table:table-cell office:value-type="float" office:value="7.1107">
            <text:p>7,1107</text:p>
          </table:table-cell>
        </table:table-row>
        <table:table-row table:style-name="ro1">
          <table:table-cell office:value-type="float" office:value="0.0606642">
            <text:p>0,0606642</text:p>
          </table:table-cell>
          <table:table-cell office:value-type="float" office:value="7.09131">
            <text:p>7,09131</text:p>
          </table:table-cell>
        </table:table-row>
        <table:table-row table:style-name="ro1">
          <table:table-cell office:value-type="float" office:value="0.0589856">
            <text:p>0,0589856</text:p>
          </table:table-cell>
          <table:table-cell office:value-type="float" office:value="7.16757">
            <text:p>7,16757</text:p>
          </table:table-cell>
        </table:table-row>
        <table:table-row table:style-name="ro1">
          <table:table-cell office:value-type="float" office:value="0.0553108">
            <text:p>0,0553108</text:p>
          </table:table-cell>
          <table:table-cell office:value-type="float" office:value="7.14925">
            <text:p>7,14925</text:p>
          </table:table-cell>
        </table:table-row>
        <table:table-row table:style-name="ro1">
          <table:table-cell office:value-type="float" office:value="0.0575838">
            <text:p>0,0575838</text:p>
          </table:table-cell>
          <table:table-cell office:value-type="float" office:value="7.13429">
            <text:p>7,13429</text:p>
          </table:table-cell>
        </table:table-row>
        <table:table-row table:style-name="ro1">
          <table:table-cell office:value-type="float" office:value="0.0576254">
            <text:p>0,0576254</text:p>
          </table:table-cell>
          <table:table-cell office:value-type="float" office:value="7.15491">
            <text:p>7,15491</text:p>
          </table:table-cell>
        </table:table-row>
        <table:table-row table:style-name="ro1">
          <table:table-cell office:value-type="float" office:value="0.0557171">
            <text:p>0,0557171</text:p>
          </table:table-cell>
          <table:table-cell office:value-type="float" office:value="7.16035">
            <text:p>7,16035</text:p>
          </table:table-cell>
        </table:table-row>
        <table:table-row table:style-name="ro1">
          <table:table-cell office:value-type="float" office:value="0.0505787">
            <text:p>0,0505787</text:p>
          </table:table-cell>
          <table:table-cell office:value-type="float" office:value="7.15486">
            <text:p>7,15486</text:p>
          </table:table-cell>
        </table:table-row>
        <table:table-row table:style-name="ro1">
          <table:table-cell office:value-type="float" office:value="0.0505863">
            <text:p>0,0505863</text:p>
          </table:table-cell>
          <table:table-cell office:value-type="float" office:value="7.14641">
            <text:p>7,14641</text:p>
          </table:table-cell>
        </table:table-row>
        <table:table-row table:style-name="ro1">
          <table:table-cell office:value-type="float" office:value="0.0517131">
            <text:p>0,0517131</text:p>
          </table:table-cell>
          <table:table-cell office:value-type="float" office:value="7.15125">
            <text:p>7,15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1T22:24:06</dc:date>
    <dc:creator>Michal Hozza</dc:creator>
    <meta:generator>LibreOffice/3.5$Linux_x86 LibreOffice_project/350m1$Build-202</meta:generator>
    <meta:editing-duration>P0D</meta:editing-duration>
    <meta:editing-cycles>1</meta:editing-cycles>
    <meta:document-statistic meta:table-count="1" meta:cell-count="8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5cm" svg:height="9cm" xlink:href=".." xlink:type="simple" chart:class="chart:line" chart:style-name="ch1">
        <chart:legend chart:legend-position="end" svg:x="21.589cm" svg:y="3.952cm" style:legend-expansion="high" chart:style-name="ch2"/>
        <chart:plot-area chart:style-name="ch3" table:cell-range-address="Sheet1.A1:Sheet1.B401" chart:data-source-has-labels="row" svg:x="0.921cm" svg:y="0.855cm" svg:width="19.727cm" svg:height="7.545cm">
          <chartooo:coordinate-region svg:x="1.542cm" svg:y="1.055cm" svg:width="18.968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01" chart:label-cell-address="Sheet1.A1:Sheet1.A1" chart:class="chart:line">
            <chart:data-point chart:repeated="400"/>
          </chart:series>
          <chart:series chart:style-name="ch7" chart:values-cell-range-address="Sheet1.B2:Sheet1.B401" chart:label-cell-address="Sheet1.B1:Sheet1.B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FT</text:p>
                <draw:g>
                  <svg:desc>Sheet1.A1:Sheet1.A1</svg:desc>
                </draw:g>
              </table:table-cell>
              <table:table-cell office:value-type="string">
                <text:p>IM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4036">
                <text:p>27.4036</text:p>
                <draw:g>
                  <svg:desc>Sheet1.A2:Sheet1.A401</svg:desc>
                </draw:g>
              </table:table-cell>
              <table:table-cell office:value-type="float" office:value="36.5173">
                <text:p>36.5173</text:p>
                <draw:g>
                  <svg:desc>Sheet1.B2:Sheet1.B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382">
                <text:p>24.0382</text:p>
              </table:table-cell>
              <table:table-cell office:value-type="float" office:value="23.632">
                <text:p>23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192">
                <text:p>21.192</text:p>
              </table:table-cell>
              <table:table-cell office:value-type="float" office:value="21.0056">
                <text:p>21.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0911">
                <text:p>17.0911</text:p>
              </table:table-cell>
              <table:table-cell office:value-type="float" office:value="17.1078">
                <text:p>17.1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791">
                <text:p>14.2791</text:p>
              </table:table-cell>
              <table:table-cell office:value-type="float" office:value="16.1051">
                <text:p>16.1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422">
                <text:p>12.1422</text:p>
              </table:table-cell>
              <table:table-cell office:value-type="float" office:value="15.335">
                <text:p>15.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317">
                <text:p>11.1317</text:p>
              </table:table-cell>
              <table:table-cell office:value-type="float" office:value="14.4703">
                <text:p>14.4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745">
                <text:p>10.4745</text:p>
              </table:table-cell>
              <table:table-cell office:value-type="float" office:value="13.2357">
                <text:p>13.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113">
                <text:p>10.2113</text:p>
              </table:table-cell>
              <table:table-cell office:value-type="float" office:value="12.5514">
                <text:p>12.5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9059">
                <text:p>9.89059</text:p>
              </table:table-cell>
              <table:table-cell office:value-type="float" office:value="13.0806">
                <text:p>13.0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1607">
                <text:p>9.91607</text:p>
              </table:table-cell>
              <table:table-cell office:value-type="float" office:value="12.4163">
                <text:p>12.4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3377">
                <text:p>9.53377</text:p>
              </table:table-cell>
              <table:table-cell office:value-type="float" office:value="10.6267">
                <text:p>10.6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9853">
                <text:p>9.49853</text:p>
              </table:table-cell>
              <table:table-cell office:value-type="float" office:value="13.5534">
                <text:p>13.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8009">
                <text:p>9.18009</text:p>
              </table:table-cell>
              <table:table-cell office:value-type="float" office:value="10.3644">
                <text:p>10.3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1245">
                <text:p>9.41245</text:p>
              </table:table-cell>
              <table:table-cell office:value-type="float" office:value="10.5579">
                <text:p>10.5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724">
                <text:p>9.2724</text:p>
              </table:table-cell>
              <table:table-cell office:value-type="float" office:value="13.7912">
                <text:p>13.7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29235">
                <text:p>9.29235</text:p>
              </table:table-cell>
              <table:table-cell office:value-type="float" office:value="15.9804">
                <text:p>15.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3357">
                <text:p>9.03357</text:p>
              </table:table-cell>
              <table:table-cell office:value-type="float" office:value="18.0356">
                <text:p>18.0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2748">
                <text:p>8.82748</text:p>
              </table:table-cell>
              <table:table-cell office:value-type="float" office:value="16.2461">
                <text:p>16.2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12399">
                <text:p>9.12399</text:p>
              </table:table-cell>
              <table:table-cell office:value-type="float" office:value="18.2522">
                <text:p>18.2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592">
                <text:p>9.00592</text:p>
              </table:table-cell>
              <table:table-cell office:value-type="float" office:value="18.9616">
                <text:p>18.9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2921">
                <text:p>8.72921</text:p>
              </table:table-cell>
              <table:table-cell office:value-type="float" office:value="16.5096">
                <text:p>16.5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9859">
                <text:p>8.89859</text:p>
              </table:table-cell>
              <table:table-cell office:value-type="float" office:value="14.9747">
                <text:p>14.9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81253">
                <text:p>8.81253</text:p>
              </table:table-cell>
              <table:table-cell office:value-type="float" office:value="17.3207">
                <text:p>17.3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9488">
                <text:p>8.69488</text:p>
              </table:table-cell>
              <table:table-cell office:value-type="float" office:value="15.3637">
                <text:p>15.3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63775">
                <text:p>8.63775</text:p>
              </table:table-cell>
              <table:table-cell office:value-type="float" office:value="17.0867">
                <text:p>17.0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1028">
                <text:p>8.61028</text:p>
              </table:table-cell>
              <table:table-cell office:value-type="float" office:value="17.8828">
                <text:p>17.8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8407">
                <text:p>8.68407</text:p>
              </table:table-cell>
              <table:table-cell office:value-type="float" office:value="19.2941">
                <text:p>19.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3067">
                <text:p>8.33067</text:p>
              </table:table-cell>
              <table:table-cell office:value-type="float" office:value="17.1647">
                <text:p>17.1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52727">
                <text:p>8.52727</text:p>
              </table:table-cell>
              <table:table-cell office:value-type="float" office:value="17.3813">
                <text:p>17.3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27501">
                <text:p>8.27501</text:p>
              </table:table-cell>
              <table:table-cell office:value-type="float" office:value="18.1097">
                <text:p>18.1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41591">
                <text:p>8.41591</text:p>
              </table:table-cell>
              <table:table-cell office:value-type="float" office:value="34.1321">
                <text:p>34.1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669">
                <text:p>8.2669</text:p>
              </table:table-cell>
              <table:table-cell office:value-type="float" office:value="18.1315">
                <text:p>18.1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5231">
                <text:p>8.15231</text:p>
              </table:table-cell>
              <table:table-cell office:value-type="float" office:value="17.0569">
                <text:p>17.0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4804">
                <text:p>7.84804</text:p>
              </table:table-cell>
              <table:table-cell office:value-type="float" office:value="17.9091">
                <text:p>17.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12469">
                <text:p>8.12469</text:p>
              </table:table-cell>
              <table:table-cell office:value-type="float" office:value="14.3284">
                <text:p>14.3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2134">
                <text:p>8.02134</text:p>
              </table:table-cell>
              <table:table-cell office:value-type="float" office:value="13.826">
                <text:p>13.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71926">
                <text:p>7.71926</text:p>
              </table:table-cell>
              <table:table-cell office:value-type="float" office:value="16.1663">
                <text:p>16.1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7494">
                <text:p>7.77494</text:p>
              </table:table-cell>
              <table:table-cell office:value-type="float" office:value="19.1341">
                <text:p>19.1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3475">
                <text:p>7.73475</text:p>
              </table:table-cell>
              <table:table-cell office:value-type="float" office:value="15.0835">
                <text:p>15.08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32245">
                <text:p>7.32245</text:p>
              </table:table-cell>
              <table:table-cell office:value-type="float" office:value="13.1608">
                <text:p>13.1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61355">
                <text:p>7.61355</text:p>
              </table:table-cell>
              <table:table-cell office:value-type="float" office:value="14.1701">
                <text:p>14.1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4091">
                <text:p>7.44091</text:p>
              </table:table-cell>
              <table:table-cell office:value-type="float" office:value="17.8915">
                <text:p>17.8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1918">
                <text:p>7.21918</text:p>
              </table:table-cell>
              <table:table-cell office:value-type="float" office:value="17.1033">
                <text:p>17.1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7623">
                <text:p>7.37623</text:p>
              </table:table-cell>
              <table:table-cell office:value-type="float" office:value="14.4989">
                <text:p>14.4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22725">
                <text:p>7.22725</text:p>
              </table:table-cell>
              <table:table-cell office:value-type="float" office:value="13.0975">
                <text:p>13.0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9589">
                <text:p>6.89589</text:p>
              </table:table-cell>
              <table:table-cell office:value-type="float" office:value="17.152">
                <text:p>17.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4026">
                <text:p>7.14026</text:p>
              </table:table-cell>
              <table:table-cell office:value-type="float" office:value="13.7884">
                <text:p>13.7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7504">
                <text:p>6.97504</text:p>
              </table:table-cell>
              <table:table-cell office:value-type="float" office:value="11.2395">
                <text:p>11.2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62026">
                <text:p>6.62026</text:p>
              </table:table-cell>
              <table:table-cell office:value-type="float" office:value="12.411">
                <text:p>12.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8519">
                <text:p>6.88519</text:p>
              </table:table-cell>
              <table:table-cell office:value-type="float" office:value="16.2304">
                <text:p>16.2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5187">
                <text:p>6.55187</text:p>
              </table:table-cell>
              <table:table-cell office:value-type="float" office:value="11.2459">
                <text:p>11.2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6349">
                <text:p>6.56349</text:p>
              </table:table-cell>
              <table:table-cell office:value-type="float" office:value="11.2215">
                <text:p>11.2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1817">
                <text:p>6.51817</text:p>
              </table:table-cell>
              <table:table-cell office:value-type="float" office:value="15.3747">
                <text:p>15.3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4072">
                <text:p>6.64072</text:p>
              </table:table-cell>
              <table:table-cell office:value-type="float" office:value="14.5429">
                <text:p>14.5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1163">
                <text:p>6.41163</text:p>
              </table:table-cell>
              <table:table-cell office:value-type="float" office:value="13.4661">
                <text:p>13.4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9233">
                <text:p>6.29233</text:p>
              </table:table-cell>
              <table:table-cell office:value-type="float" office:value="14.077">
                <text:p>14.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9198">
                <text:p>6.39198</text:p>
              </table:table-cell>
              <table:table-cell office:value-type="float" office:value="13.4759">
                <text:p>13.4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4006">
                <text:p>6.04006</text:p>
              </table:table-cell>
              <table:table-cell office:value-type="float" office:value="15.9727">
                <text:p>15.9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4118">
                <text:p>6.24118</text:p>
              </table:table-cell>
              <table:table-cell office:value-type="float" office:value="16.7656">
                <text:p>16.7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8666">
                <text:p>6.08666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063">
                <text:p>6.1063</text:p>
              </table:table-cell>
              <table:table-cell office:value-type="float" office:value="10.2154">
                <text:p>10.2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9732">
                <text:p>5.79732</text:p>
              </table:table-cell>
              <table:table-cell office:value-type="float" office:value="10.1893">
                <text:p>10.1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98109">
                <text:p>5.98109</text:p>
              </table:table-cell>
              <table:table-cell office:value-type="float" office:value="9.63455">
                <text:p>9.63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0385">
                <text:p>5.70385</text:p>
              </table:table-cell>
              <table:table-cell office:value-type="float" office:value="10.8088">
                <text:p>10.8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81829">
                <text:p>5.81829</text:p>
              </table:table-cell>
              <table:table-cell office:value-type="float" office:value="9.23204">
                <text:p>9.23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73298">
                <text:p>5.73298</text:p>
              </table:table-cell>
              <table:table-cell office:value-type="float" office:value="8.81956">
                <text:p>8.81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3557">
                <text:p>5.73557</text:p>
              </table:table-cell>
              <table:table-cell office:value-type="float" office:value="8.61632">
                <text:p>8.61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8007">
                <text:p>5.68007</text:p>
              </table:table-cell>
              <table:table-cell office:value-type="float" office:value="8.7215">
                <text:p>8.7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2835">
                <text:p>5.72835</text:p>
              </table:table-cell>
              <table:table-cell office:value-type="float" office:value="8.68253">
                <text:p>8.68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1186">
                <text:p>5.51186</text:p>
              </table:table-cell>
              <table:table-cell office:value-type="float" office:value="10.003">
                <text:p>10.0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2934">
                <text:p>5.42934</text:p>
              </table:table-cell>
              <table:table-cell office:value-type="float" office:value="10.9217">
                <text:p>10.9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1639">
                <text:p>5.51639</text:p>
              </table:table-cell>
              <table:table-cell office:value-type="float" office:value="8.53556">
                <text:p>8.53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1371">
                <text:p>5.41371</text:p>
              </table:table-cell>
              <table:table-cell office:value-type="float" office:value="8.58164">
                <text:p>8.58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1158">
                <text:p>5.41158</text:p>
              </table:table-cell>
              <table:table-cell office:value-type="float" office:value="8.22537">
                <text:p>8.22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37556">
                <text:p>5.37556</text:p>
              </table:table-cell>
              <table:table-cell office:value-type="float" office:value="8.26104">
                <text:p>8.26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31515">
                <text:p>5.31515</text:p>
              </table:table-cell>
              <table:table-cell office:value-type="float" office:value="8.02822">
                <text:p>8.028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5218">
                <text:p>5.15218</text:p>
              </table:table-cell>
              <table:table-cell office:value-type="float" office:value="7.6251">
                <text:p>7.6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4257">
                <text:p>5.24257</text:p>
              </table:table-cell>
              <table:table-cell office:value-type="float" office:value="7.46343">
                <text:p>7.463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5629">
                <text:p>4.95629</text:p>
              </table:table-cell>
              <table:table-cell office:value-type="float" office:value="7.70542">
                <text:p>7.70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289">
                <text:p>5.02289</text:p>
              </table:table-cell>
              <table:table-cell office:value-type="float" office:value="7.49857">
                <text:p>7.49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7128">
                <text:p>5.07128</text:p>
              </table:table-cell>
              <table:table-cell office:value-type="float" office:value="7.42624">
                <text:p>7.42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292">
                <text:p>5.15292</text:p>
              </table:table-cell>
              <table:table-cell office:value-type="float" office:value="7.31717">
                <text:p>7.31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8371">
                <text:p>5.08371</text:p>
              </table:table-cell>
              <table:table-cell office:value-type="float" office:value="7.26399">
                <text:p>7.26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1014">
                <text:p>5.01014</text:p>
              </table:table-cell>
              <table:table-cell office:value-type="float" office:value="7.33271">
                <text:p>7.33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8979">
                <text:p>4.88979</text:p>
              </table:table-cell>
              <table:table-cell office:value-type="float" office:value="7.22163">
                <text:p>7.22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5965">
                <text:p>4.85965</text:p>
              </table:table-cell>
              <table:table-cell office:value-type="float" office:value="7.07092">
                <text:p>7.07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8867">
                <text:p>4.78867</text:p>
              </table:table-cell>
              <table:table-cell office:value-type="float" office:value="6.98154">
                <text:p>6.98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7749">
                <text:p>4.67749</text:p>
              </table:table-cell>
              <table:table-cell office:value-type="float" office:value="6.91513">
                <text:p>6.91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8104">
                <text:p>4.78104</text:p>
              </table:table-cell>
              <table:table-cell office:value-type="float" office:value="6.92532">
                <text:p>6.92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2918">
                <text:p>4.62918</text:p>
              </table:table-cell>
              <table:table-cell office:value-type="float" office:value="6.87622">
                <text:p>6.87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7316">
                <text:p>4.47316</text:p>
              </table:table-cell>
              <table:table-cell office:value-type="float" office:value="6.82716">
                <text:p>6.82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0057">
                <text:p>4.50057</text:p>
              </table:table-cell>
              <table:table-cell office:value-type="float" office:value="6.801">
                <text:p>6.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1761">
                <text:p>4.51761</text:p>
              </table:table-cell>
              <table:table-cell office:value-type="float" office:value="6.66798">
                <text:p>6.66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875">
                <text:p>4.39875</text:p>
              </table:table-cell>
              <table:table-cell office:value-type="float" office:value="6.75774">
                <text:p>6.75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9457">
                <text:p>4.29457</text:p>
              </table:table-cell>
              <table:table-cell office:value-type="float" office:value="6.65506">
                <text:p>6.65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0241">
                <text:p>4.50241</text:p>
              </table:table-cell>
              <table:table-cell office:value-type="float" office:value="6.74322">
                <text:p>6.74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87">
                <text:p>4.487</text:p>
              </table:table-cell>
              <table:table-cell office:value-type="float" office:value="6.5729">
                <text:p>6.57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31987">
                <text:p>4.31987</text:p>
              </table:table-cell>
              <table:table-cell office:value-type="float" office:value="6.46019">
                <text:p>6.46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0125">
                <text:p>4.30125</text:p>
              </table:table-cell>
              <table:table-cell office:value-type="float" office:value="6.45815">
                <text:p>6.45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20629">
                <text:p>4.20629</text:p>
              </table:table-cell>
              <table:table-cell office:value-type="float" office:value="6.36003">
                <text:p>6.36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0424">
                <text:p>4.10424</text:p>
              </table:table-cell>
              <table:table-cell office:value-type="float" office:value="6.33934">
                <text:p>6.339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3837">
                <text:p>4.23837</text:p>
              </table:table-cell>
              <table:table-cell office:value-type="float" office:value="6.49295">
                <text:p>6.492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303">
                <text:p>4.0303</text:p>
              </table:table-cell>
              <table:table-cell office:value-type="float" office:value="6.48301">
                <text:p>6.48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307">
                <text:p>4.16307</text:p>
              </table:table-cell>
              <table:table-cell office:value-type="float" office:value="6.46606">
                <text:p>6.46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1972">
                <text:p>4.01972</text:p>
              </table:table-cell>
              <table:table-cell office:value-type="float" office:value="6.36897">
                <text:p>6.36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4144">
                <text:p>3.94144</text:p>
              </table:table-cell>
              <table:table-cell office:value-type="float" office:value="6.38237">
                <text:p>6.382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7377">
                <text:p>3.77377</text:p>
              </table:table-cell>
              <table:table-cell office:value-type="float" office:value="6.2282">
                <text:p>6.22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21415">
                <text:p>4.21415</text:p>
              </table:table-cell>
              <table:table-cell office:value-type="float" office:value="6.13609">
                <text:p>6.13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6747">
                <text:p>3.86747</text:p>
              </table:table-cell>
              <table:table-cell office:value-type="float" office:value="6.29976">
                <text:p>6.29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9088">
                <text:p>3.89088</text:p>
              </table:table-cell>
              <table:table-cell office:value-type="float" office:value="6.28833">
                <text:p>6.28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036">
                <text:p>3.73036</text:p>
              </table:table-cell>
              <table:table-cell office:value-type="float" office:value="6.5879">
                <text:p>6.58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5554">
                <text:p>3.75554</text:p>
              </table:table-cell>
              <table:table-cell office:value-type="float" office:value="8.11851">
                <text:p>8.118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7026">
                <text:p>3.77026</text:p>
              </table:table-cell>
              <table:table-cell office:value-type="float" office:value="6.85115">
                <text:p>6.851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3183">
                <text:p>3.73183</text:p>
              </table:table-cell>
              <table:table-cell office:value-type="float" office:value="6.9261">
                <text:p>6.9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29079">
                <text:p>3.29079</text:p>
              </table:table-cell>
              <table:table-cell office:value-type="float" office:value="7.05589">
                <text:p>7.05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1401">
                <text:p>3.41401</text:p>
              </table:table-cell>
              <table:table-cell office:value-type="float" office:value="7.14024">
                <text:p>7.14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2319">
                <text:p>3.52319</text:p>
              </table:table-cell>
              <table:table-cell office:value-type="float" office:value="6.94769">
                <text:p>6.947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2749">
                <text:p>3.42749</text:p>
              </table:table-cell>
              <table:table-cell office:value-type="float" office:value="6.48094">
                <text:p>6.48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5262">
                <text:p>3.45262</text:p>
              </table:table-cell>
              <table:table-cell office:value-type="float" office:value="7.09833">
                <text:p>7.098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50609">
                <text:p>3.50609</text:p>
              </table:table-cell>
              <table:table-cell office:value-type="float" office:value="7.50281">
                <text:p>7.502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50217">
                <text:p>3.50217</text:p>
              </table:table-cell>
              <table:table-cell office:value-type="float" office:value="7.18832">
                <text:p>7.18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3893">
                <text:p>3.43893</text:p>
              </table:table-cell>
              <table:table-cell office:value-type="float" office:value="6.67816">
                <text:p>6.67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9377">
                <text:p>3.79377</text:p>
              </table:table-cell>
              <table:table-cell office:value-type="float" office:value="6.85837">
                <text:p>6.858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9483">
                <text:p>3.29483</text:p>
              </table:table-cell>
              <table:table-cell office:value-type="float" office:value="7.24863">
                <text:p>7.24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4417">
                <text:p>3.24417</text:p>
              </table:table-cell>
              <table:table-cell office:value-type="float" office:value="7.16965">
                <text:p>7.16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2285">
                <text:p>3.22285</text:p>
              </table:table-cell>
              <table:table-cell office:value-type="float" office:value="6.88381">
                <text:p>6.883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1687">
                <text:p>3.21687</text:p>
              </table:table-cell>
              <table:table-cell office:value-type="float" office:value="7.28938">
                <text:p>7.28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2536">
                <text:p>3.02536</text:p>
              </table:table-cell>
              <table:table-cell office:value-type="float" office:value="7.27162">
                <text:p>7.27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6411">
                <text:p>2.86411</text:p>
              </table:table-cell>
              <table:table-cell office:value-type="float" office:value="7.25421">
                <text:p>7.254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88615">
                <text:p>2.88615</text:p>
              </table:table-cell>
              <table:table-cell office:value-type="float" office:value="7.26054">
                <text:p>7.26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1236">
                <text:p>2.51236</text:p>
              </table:table-cell>
              <table:table-cell office:value-type="float" office:value="7.26206">
                <text:p>7.26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0881">
                <text:p>2.90881</text:p>
              </table:table-cell>
              <table:table-cell office:value-type="float" office:value="7.25922">
                <text:p>7.259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6159">
                <text:p>2.76159</text:p>
              </table:table-cell>
              <table:table-cell office:value-type="float" office:value="7.25589">
                <text:p>7.255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0454">
                <text:p>3.00454</text:p>
              </table:table-cell>
              <table:table-cell office:value-type="float" office:value="7.22717">
                <text:p>7.22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8567">
                <text:p>2.78567</text:p>
              </table:table-cell>
              <table:table-cell office:value-type="float" office:value="7.24581">
                <text:p>7.24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434">
                <text:p>2.83434</text:p>
              </table:table-cell>
              <table:table-cell office:value-type="float" office:value="7.00481">
                <text:p>7.00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8239">
                <text:p>2.68239</text:p>
              </table:table-cell>
              <table:table-cell office:value-type="float" office:value="7.24785">
                <text:p>7.247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2671">
                <text:p>3.02671</text:p>
              </table:table-cell>
              <table:table-cell office:value-type="float" office:value="7.24048">
                <text:p>7.24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9597">
                <text:p>2.69597</text:p>
              </table:table-cell>
              <table:table-cell office:value-type="float" office:value="7.24544">
                <text:p>7.24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2997">
                <text:p>2.52997</text:p>
              </table:table-cell>
              <table:table-cell office:value-type="float" office:value="7.23765">
                <text:p>7.23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4927">
                <text:p>2.64927</text:p>
              </table:table-cell>
              <table:table-cell office:value-type="float" office:value="7.2333">
                <text:p>7.2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5265">
                <text:p>2.5265</text:p>
              </table:table-cell>
              <table:table-cell office:value-type="float" office:value="7.23486">
                <text:p>7.23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47637">
                <text:p>2.47637</text:p>
              </table:table-cell>
              <table:table-cell office:value-type="float" office:value="7.23606">
                <text:p>7.23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0026">
                <text:p>2.40026</text:p>
              </table:table-cell>
              <table:table-cell office:value-type="float" office:value="7.23547">
                <text:p>7.235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3026">
                <text:p>2.33026</text:p>
              </table:table-cell>
              <table:table-cell office:value-type="float" office:value="7.23729">
                <text:p>7.237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3577">
                <text:p>2.43577</text:p>
              </table:table-cell>
              <table:table-cell office:value-type="float" office:value="7.22686">
                <text:p>7.226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1483">
                <text:p>2.41483</text:p>
              </table:table-cell>
              <table:table-cell office:value-type="float" office:value="7.23838">
                <text:p>7.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0875">
                <text:p>2.30875</text:p>
              </table:table-cell>
              <table:table-cell office:value-type="float" office:value="7.2347">
                <text:p>7.23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5952">
                <text:p>2.15952</text:p>
              </table:table-cell>
              <table:table-cell office:value-type="float" office:value="7.21245">
                <text:p>7.21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3693">
                <text:p>2.23693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9684">
                <text:p>2.09684</text:p>
              </table:table-cell>
              <table:table-cell office:value-type="float" office:value="7.20433">
                <text:p>7.204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15364">
                <text:p>2.15364</text:p>
              </table:table-cell>
              <table:table-cell office:value-type="float" office:value="7.21001">
                <text:p>7.21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1217">
                <text:p>2.11217</text:p>
              </table:table-cell>
              <table:table-cell office:value-type="float" office:value="7.20261">
                <text:p>7.202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7403">
                <text:p>2.07403</text:p>
              </table:table-cell>
              <table:table-cell office:value-type="float" office:value="7.36739">
                <text:p>7.367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6418">
                <text:p>2.06418</text:p>
              </table:table-cell>
              <table:table-cell office:value-type="float" office:value="7.18803">
                <text:p>7.188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08365">
                <text:p>2.08365</text:p>
              </table:table-cell>
              <table:table-cell office:value-type="float" office:value="7.15003">
                <text:p>7.15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7322">
                <text:p>1.97322</text:p>
              </table:table-cell>
              <table:table-cell office:value-type="float" office:value="7.2594">
                <text:p>7.25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4088">
                <text:p>1.94088</text:p>
              </table:table-cell>
              <table:table-cell office:value-type="float" office:value="7.21138">
                <text:p>7.21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2277">
                <text:p>2.02277</text:p>
              </table:table-cell>
              <table:table-cell office:value-type="float" office:value="7.23471">
                <text:p>7.234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6081">
                <text:p>1.86081</text:p>
              </table:table-cell>
              <table:table-cell office:value-type="float" office:value="7.23706">
                <text:p>7.237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6136">
                <text:p>1.96136</text:p>
              </table:table-cell>
              <table:table-cell office:value-type="float" office:value="7.22717">
                <text:p>7.22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508">
                <text:p>1.9508</text:p>
              </table:table-cell>
              <table:table-cell office:value-type="float" office:value="7.22951">
                <text:p>7.22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5448">
                <text:p>1.75448</text:p>
              </table:table-cell>
              <table:table-cell office:value-type="float" office:value="7.2253">
                <text:p>7.22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3079">
                <text:p>1.83079</text:p>
              </table:table-cell>
              <table:table-cell office:value-type="float" office:value="7.22822">
                <text:p>7.22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2849">
                <text:p>1.82849</text:p>
              </table:table-cell>
              <table:table-cell office:value-type="float" office:value="7.22872">
                <text:p>7.228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5888">
                <text:p>1.95888</text:p>
              </table:table-cell>
              <table:table-cell office:value-type="float" office:value="7.22041">
                <text:p>7.22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1047">
                <text:p>1.61047</text:p>
              </table:table-cell>
              <table:table-cell office:value-type="float" office:value="7.21571">
                <text:p>7.21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018">
                <text:p>1.69018</text:p>
              </table:table-cell>
              <table:table-cell office:value-type="float" office:value="7.23405">
                <text:p>7.234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208">
                <text:p>1.69208</text:p>
              </table:table-cell>
              <table:table-cell office:value-type="float" office:value="7.22213">
                <text:p>7.222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3444">
                <text:p>1.63444</text:p>
              </table:table-cell>
              <table:table-cell office:value-type="float" office:value="7.22331">
                <text:p>7.223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3377">
                <text:p>1.73377</text:p>
              </table:table-cell>
              <table:table-cell office:value-type="float" office:value="7.27234">
                <text:p>7.272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67071">
                <text:p>1.67071</text:p>
              </table:table-cell>
              <table:table-cell office:value-type="float" office:value="6.78219">
                <text:p>6.782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1716">
                <text:p>1.71716</text:p>
              </table:table-cell>
              <table:table-cell office:value-type="float" office:value="6.77733">
                <text:p>6.777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2934">
                <text:p>1.72934</text:p>
              </table:table-cell>
              <table:table-cell office:value-type="float" office:value="6.7591">
                <text:p>6.75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2896">
                <text:p>1.62896</text:p>
              </table:table-cell>
              <table:table-cell office:value-type="float" office:value="6.77773">
                <text:p>6.77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5678">
                <text:p>1.65678</text:p>
              </table:table-cell>
              <table:table-cell office:value-type="float" office:value="6.76828">
                <text:p>6.76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9583">
                <text:p>1.89583</text:p>
              </table:table-cell>
              <table:table-cell office:value-type="float" office:value="6.77981">
                <text:p>6.77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997">
                <text:p>1.67997</text:p>
              </table:table-cell>
              <table:table-cell office:value-type="float" office:value="6.76129">
                <text:p>6.76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2144">
                <text:p>1.72144</text:p>
              </table:table-cell>
              <table:table-cell office:value-type="float" office:value="6.77719">
                <text:p>6.777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0693">
                <text:p>1.60693</text:p>
              </table:table-cell>
              <table:table-cell office:value-type="float" office:value="6.76688">
                <text:p>6.766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6559">
                <text:p>1.76559</text:p>
              </table:table-cell>
              <table:table-cell office:value-type="float" office:value="6.76785">
                <text:p>6.767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292">
                <text:p>1.6292</text:p>
              </table:table-cell>
              <table:table-cell office:value-type="float" office:value="6.76448">
                <text:p>6.764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3148">
                <text:p>1.73148</text:p>
              </table:table-cell>
              <table:table-cell office:value-type="float" office:value="6.76753">
                <text:p>6.767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9004">
                <text:p>1.79004</text:p>
              </table:table-cell>
              <table:table-cell office:value-type="float" office:value="6.75812">
                <text:p>6.75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638">
                <text:p>1.52638</text:p>
              </table:table-cell>
              <table:table-cell office:value-type="float" office:value="6.75635">
                <text:p>6.75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1182">
                <text:p>1.61182</text:p>
              </table:table-cell>
              <table:table-cell office:value-type="float" office:value="6.71913">
                <text:p>6.719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5793">
                <text:p>1.55793</text:p>
              </table:table-cell>
              <table:table-cell office:value-type="float" office:value="6.67061">
                <text:p>6.670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2697">
                <text:p>1.52697</text:p>
              </table:table-cell>
              <table:table-cell office:value-type="float" office:value="6.81579">
                <text:p>6.815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64372">
                <text:p>1.64372</text:p>
              </table:table-cell>
              <table:table-cell office:value-type="float" office:value="6.73866">
                <text:p>6.73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1314">
                <text:p>1.51314</text:p>
              </table:table-cell>
              <table:table-cell office:value-type="float" office:value="6.77804">
                <text:p>6.77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0854">
                <text:p>1.60854</text:p>
              </table:table-cell>
              <table:table-cell office:value-type="float" office:value="6.66214">
                <text:p>6.662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2047">
                <text:p>1.72047</text:p>
              </table:table-cell>
              <table:table-cell office:value-type="float" office:value="6.60468">
                <text:p>6.604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5149">
                <text:p>2.05149</text:p>
              </table:table-cell>
              <table:table-cell office:value-type="float" office:value="6.67225">
                <text:p>6.672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4087">
                <text:p>1.54087</text:p>
              </table:table-cell>
              <table:table-cell office:value-type="float" office:value="6.62758">
                <text:p>6.627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3115">
                <text:p>1.33115</text:p>
              </table:table-cell>
              <table:table-cell office:value-type="float" office:value="6.66238">
                <text:p>6.662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697">
                <text:p>1.6697</text:p>
              </table:table-cell>
              <table:table-cell office:value-type="float" office:value="6.60826">
                <text:p>6.60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8964">
                <text:p>1.58964</text:p>
              </table:table-cell>
              <table:table-cell office:value-type="float" office:value="6.5641">
                <text:p>6.56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356">
                <text:p>1.6356</text:p>
              </table:table-cell>
              <table:table-cell office:value-type="float" office:value="6.5424">
                <text:p>6.54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9377">
                <text:p>1.39377</text:p>
              </table:table-cell>
              <table:table-cell office:value-type="float" office:value="6.55302">
                <text:p>6.55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4047">
                <text:p>1.44047</text:p>
              </table:table-cell>
              <table:table-cell office:value-type="float" office:value="6.64297">
                <text:p>6.64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9814">
                <text:p>1.59814</text:p>
              </table:table-cell>
              <table:table-cell office:value-type="float" office:value="6.73398">
                <text:p>6.733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2286">
                <text:p>1.42286</text:p>
              </table:table-cell>
              <table:table-cell office:value-type="float" office:value="6.76999">
                <text:p>6.76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3478">
                <text:p>1.33478</text:p>
              </table:table-cell>
              <table:table-cell office:value-type="float" office:value="6.74005">
                <text:p>6.74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3101">
                <text:p>1.43101</text:p>
              </table:table-cell>
              <table:table-cell office:value-type="float" office:value="6.62019">
                <text:p>6.620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3597">
                <text:p>1.33597</text:p>
              </table:table-cell>
              <table:table-cell office:value-type="float" office:value="6.5544">
                <text:p>6.5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5792">
                <text:p>1.25792</text:p>
              </table:table-cell>
              <table:table-cell office:value-type="float" office:value="6.53648">
                <text:p>6.536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2934">
                <text:p>1.42934</text:p>
              </table:table-cell>
              <table:table-cell office:value-type="float" office:value="6.41343">
                <text:p>6.41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8557">
                <text:p>1.38557</text:p>
              </table:table-cell>
              <table:table-cell office:value-type="float" office:value="6.8213">
                <text:p>6.82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7014">
                <text:p>1.17014</text:p>
              </table:table-cell>
              <table:table-cell office:value-type="float" office:value="6.75495">
                <text:p>6.75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4545">
                <text:p>1.24545</text:p>
              </table:table-cell>
              <table:table-cell office:value-type="float" office:value="6.73299">
                <text:p>6.73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8855">
                <text:p>1.28855</text:p>
              </table:table-cell>
              <table:table-cell office:value-type="float" office:value="6.68098">
                <text:p>6.680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4122">
                <text:p>1.44122</text:p>
              </table:table-cell>
              <table:table-cell office:value-type="float" office:value="6.43504">
                <text:p>6.43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793">
                <text:p>1.4793</text:p>
              </table:table-cell>
              <table:table-cell office:value-type="float" office:value="6.43353">
                <text:p>6.43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4735">
                <text:p>1.14735</text:p>
              </table:table-cell>
              <table:table-cell office:value-type="float" office:value="6.43808">
                <text:p>6.43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1099">
                <text:p>1.31099</text:p>
              </table:table-cell>
              <table:table-cell office:value-type="float" office:value="6.7258">
                <text:p>6.72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482">
                <text:p>1.17482</text:p>
              </table:table-cell>
              <table:table-cell office:value-type="float" office:value="6.74315">
                <text:p>6.743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432">
                <text:p>1.19432</text:p>
              </table:table-cell>
              <table:table-cell office:value-type="float" office:value="6.70645">
                <text:p>6.706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5398">
                <text:p>1.15398</text:p>
              </table:table-cell>
              <table:table-cell office:value-type="float" office:value="6.53011">
                <text:p>6.5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0617">
                <text:p>1.20617</text:p>
              </table:table-cell>
              <table:table-cell office:value-type="float" office:value="6.53169">
                <text:p>6.531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4554">
                <text:p>1.24554</text:p>
              </table:table-cell>
              <table:table-cell office:value-type="float" office:value="6.74256">
                <text:p>6.74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5179">
                <text:p>1.75179</text:p>
              </table:table-cell>
              <table:table-cell office:value-type="float" office:value="6.70491">
                <text:p>6.70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9568">
                <text:p>1.29568</text:p>
              </table:table-cell>
              <table:table-cell office:value-type="float" office:value="6.62055">
                <text:p>6.62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1383">
                <text:p>1.21383</text:p>
              </table:table-cell>
              <table:table-cell office:value-type="float" office:value="6.37074">
                <text:p>6.370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6031">
                <text:p>1.16031</text:p>
              </table:table-cell>
              <table:table-cell office:value-type="float" office:value="6.87159">
                <text:p>6.87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0522">
                <text:p>1.10522</text:p>
              </table:table-cell>
              <table:table-cell office:value-type="float" office:value="7.3647">
                <text:p>7.36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222">
                <text:p>1.3222</text:p>
              </table:table-cell>
              <table:table-cell office:value-type="float" office:value="7.24794">
                <text:p>7.247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4088">
                <text:p>1.14088</text:p>
              </table:table-cell>
              <table:table-cell office:value-type="float" office:value="7.20971">
                <text:p>7.209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3632">
                <text:p>1.13632</text:p>
              </table:table-cell>
              <table:table-cell office:value-type="float" office:value="7.24765">
                <text:p>7.24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3131">
                <text:p>1.13131</text:p>
              </table:table-cell>
              <table:table-cell office:value-type="float" office:value="7.18132">
                <text:p>7.181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3994">
                <text:p>1.13994</text:p>
              </table:table-cell>
              <table:table-cell office:value-type="float" office:value="7.10937">
                <text:p>7.109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1324">
                <text:p>1.11324</text:p>
              </table:table-cell>
              <table:table-cell office:value-type="float" office:value="7.14028">
                <text:p>7.140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9234">
                <text:p>1.09234</text:p>
              </table:table-cell>
              <table:table-cell office:value-type="float" office:value="7.1066">
                <text:p>7.10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8544">
                <text:p>1.08544</text:p>
              </table:table-cell>
              <table:table-cell office:value-type="float" office:value="7.08275">
                <text:p>7.08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6924">
                <text:p>1.06924</text:p>
              </table:table-cell>
              <table:table-cell office:value-type="float" office:value="7.0805">
                <text:p>7.08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0834">
                <text:p>1.10834</text:p>
              </table:table-cell>
              <table:table-cell office:value-type="float" office:value="7.09411">
                <text:p>7.09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5713">
                <text:p>1.05713</text:p>
              </table:table-cell>
              <table:table-cell office:value-type="float" office:value="7.10701">
                <text:p>7.107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6519">
                <text:p>1.06519</text:p>
              </table:table-cell>
              <table:table-cell office:value-type="float" office:value="7.08193">
                <text:p>7.081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3686">
                <text:p>1.03686</text:p>
              </table:table-cell>
              <table:table-cell office:value-type="float" office:value="7.06719">
                <text:p>7.067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612">
                <text:p>1.0612</text:p>
              </table:table-cell>
              <table:table-cell office:value-type="float" office:value="7.04603">
                <text:p>7.046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7098">
                <text:p>1.07098</text:p>
              </table:table-cell>
              <table:table-cell office:value-type="float" office:value="7.08816">
                <text:p>7.08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5899">
                <text:p>1.05899</text:p>
              </table:table-cell>
              <table:table-cell office:value-type="float" office:value="6.95982">
                <text:p>6.959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031">
                <text:p>1.03031</text:p>
              </table:table-cell>
              <table:table-cell office:value-type="float" office:value="6.86099">
                <text:p>6.860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002">
                <text:p>1.03002</text:p>
              </table:table-cell>
              <table:table-cell office:value-type="float" office:value="7.4563">
                <text:p>7.45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5906">
                <text:p>1.05906</text:p>
              </table:table-cell>
              <table:table-cell office:value-type="float" office:value="6.55455">
                <text:p>6.55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5166">
                <text:p>1.05166</text:p>
              </table:table-cell>
              <table:table-cell office:value-type="float" office:value="6.43572">
                <text:p>6.435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719">
                <text:p>1.02719</text:p>
              </table:table-cell>
              <table:table-cell office:value-type="float" office:value="6.73552">
                <text:p>6.73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3309">
                <text:p>1.03309</text:p>
              </table:table-cell>
              <table:table-cell office:value-type="float" office:value="7.04364">
                <text:p>7.043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2522">
                <text:p>1.02522</text:p>
              </table:table-cell>
              <table:table-cell office:value-type="float" office:value="6.55959">
                <text:p>6.55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3481">
                <text:p>1.03481</text:p>
              </table:table-cell>
              <table:table-cell office:value-type="float" office:value="6.6331">
                <text:p>6.63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5083">
                <text:p>1.35083</text:p>
              </table:table-cell>
              <table:table-cell office:value-type="float" office:value="6.47182">
                <text:p>6.47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2195">
                <text:p>1.22195</text:p>
              </table:table-cell>
              <table:table-cell office:value-type="float" office:value="6.91896">
                <text:p>6.918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85395">
                <text:p>0.985395</text:p>
              </table:table-cell>
              <table:table-cell office:value-type="float" office:value="6.54695">
                <text:p>6.546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82497">
                <text:p>0.982497</text:p>
              </table:table-cell>
              <table:table-cell office:value-type="float" office:value="6.69405">
                <text:p>6.69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2296">
                <text:p>1.02296</text:p>
              </table:table-cell>
              <table:table-cell office:value-type="float" office:value="6.93116">
                <text:p>6.931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88241">
                <text:p>0.988241</text:p>
              </table:table-cell>
              <table:table-cell office:value-type="float" office:value="6.4755">
                <text:p>6.47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352">
                <text:p>1.0352</text:p>
              </table:table-cell>
              <table:table-cell office:value-type="float" office:value="6.82042">
                <text:p>6.820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88113">
                <text:p>0.988113</text:p>
              </table:table-cell>
              <table:table-cell office:value-type="float" office:value="6.7572">
                <text:p>6.75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7433">
                <text:p>0.977433</text:p>
              </table:table-cell>
              <table:table-cell office:value-type="float" office:value="6.25188">
                <text:p>6.251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8607">
                <text:p>0.98607</text:p>
              </table:table-cell>
              <table:table-cell office:value-type="float" office:value="6.47607">
                <text:p>6.476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9346">
                <text:p>1.19346</text:p>
              </table:table-cell>
              <table:table-cell office:value-type="float" office:value="6.34529">
                <text:p>6.345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604">
                <text:p>1.0604</text:p>
              </table:table-cell>
              <table:table-cell office:value-type="float" office:value="6.32895">
                <text:p>6.328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1548">
                <text:p>0.991548</text:p>
              </table:table-cell>
              <table:table-cell office:value-type="float" office:value="6.20246">
                <text:p>6.202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01873">
                <text:p>1.01873</text:p>
              </table:table-cell>
              <table:table-cell office:value-type="float" office:value="6.90785">
                <text:p>6.907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54937">
                <text:p>0.954937</text:p>
              </table:table-cell>
              <table:table-cell office:value-type="float" office:value="6.71258">
                <text:p>6.71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61848">
                <text:p>0.961848</text:p>
              </table:table-cell>
              <table:table-cell office:value-type="float" office:value="6.54469">
                <text:p>6.544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35938">
                <text:p>0.935938</text:p>
              </table:table-cell>
              <table:table-cell office:value-type="float" office:value="6.36295">
                <text:p>6.362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62818">
                <text:p>0.962818</text:p>
              </table:table-cell>
              <table:table-cell office:value-type="float" office:value="7.22269">
                <text:p>7.222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7402">
                <text:p>1.17402</text:p>
              </table:table-cell>
              <table:table-cell office:value-type="float" office:value="6.5416">
                <text:p>6.54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3385">
                <text:p>1.13385</text:p>
              </table:table-cell>
              <table:table-cell office:value-type="float" office:value="6.37035">
                <text:p>6.370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0188">
                <text:p>1.10188</text:p>
              </table:table-cell>
              <table:table-cell office:value-type="float" office:value="6.45368">
                <text:p>6.453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8093">
                <text:p>1.18093</text:p>
              </table:table-cell>
              <table:table-cell office:value-type="float" office:value="6.28499">
                <text:p>6.284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51845">
                <text:p>0.951845</text:p>
              </table:table-cell>
              <table:table-cell office:value-type="float" office:value="6.23952">
                <text:p>6.239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2368">
                <text:p>1.32368</text:p>
              </table:table-cell>
              <table:table-cell office:value-type="float" office:value="6.46778">
                <text:p>6.467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15162">
                <text:p>1.15162</text:p>
              </table:table-cell>
              <table:table-cell office:value-type="float" office:value="5.94711">
                <text:p>5.947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8458">
                <text:p>0.898458</text:p>
              </table:table-cell>
              <table:table-cell office:value-type="float" office:value="6.2555">
                <text:p>6.25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48073">
                <text:p>0.948073</text:p>
              </table:table-cell>
              <table:table-cell office:value-type="float" office:value="6.16694">
                <text:p>6.16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4737">
                <text:p>1.14737</text:p>
              </table:table-cell>
              <table:table-cell office:value-type="float" office:value="5.93309">
                <text:p>5.933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2692">
                <text:p>1.02692</text:p>
              </table:table-cell>
              <table:table-cell office:value-type="float" office:value="6.69187">
                <text:p>6.69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4448">
                <text:p>1.14448</text:p>
              </table:table-cell>
              <table:table-cell office:value-type="float" office:value="5.92298">
                <text:p>5.92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2172">
                <text:p>0.992172</text:p>
              </table:table-cell>
              <table:table-cell office:value-type="float" office:value="6.81775">
                <text:p>6.817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262">
                <text:p>1.1262</text:p>
              </table:table-cell>
              <table:table-cell office:value-type="float" office:value="6.76813">
                <text:p>6.768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0782">
                <text:p>1.0782</text:p>
              </table:table-cell>
              <table:table-cell office:value-type="float" office:value="6.78314">
                <text:p>6.783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751">
                <text:p>1.05751</text:p>
              </table:table-cell>
              <table:table-cell office:value-type="float" office:value="6.75526">
                <text:p>6.755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6189">
                <text:p>1.06189</text:p>
              </table:table-cell>
              <table:table-cell office:value-type="float" office:value="6.77032">
                <text:p>6.770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3763">
                <text:p>1.03763</text:p>
              </table:table-cell>
              <table:table-cell office:value-type="float" office:value="6.77088">
                <text:p>6.77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6396">
                <text:p>1.16396</text:p>
              </table:table-cell>
              <table:table-cell office:value-type="float" office:value="6.75923">
                <text:p>6.759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2181">
                <text:p>1.22181</text:p>
              </table:table-cell>
              <table:table-cell office:value-type="float" office:value="6.75664">
                <text:p>6.756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66711">
                <text:p>0.666711</text:p>
              </table:table-cell>
              <table:table-cell office:value-type="float" office:value="6.7587">
                <text:p>6.75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6718">
                <text:p>1.16718</text:p>
              </table:table-cell>
              <table:table-cell office:value-type="float" office:value="6.71753">
                <text:p>6.71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7467">
                <text:p>1.47467</text:p>
              </table:table-cell>
              <table:table-cell office:value-type="float" office:value="6.72144">
                <text:p>6.721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5013">
                <text:p>0.965013</text:p>
              </table:table-cell>
              <table:table-cell office:value-type="float" office:value="6.75842">
                <text:p>6.758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785">
                <text:p>1.0785</text:p>
              </table:table-cell>
              <table:table-cell office:value-type="float" office:value="6.7361">
                <text:p>6.73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8382">
                <text:p>1.08382</text:p>
              </table:table-cell>
              <table:table-cell office:value-type="float" office:value="6.76656">
                <text:p>6.766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1274">
                <text:p>1.01274</text:p>
              </table:table-cell>
              <table:table-cell office:value-type="float" office:value="6.7519">
                <text:p>6.7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925">
                <text:p>0.57925</text:p>
              </table:table-cell>
              <table:table-cell office:value-type="float" office:value="6.75329">
                <text:p>6.753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9678">
                <text:p>0.899678</text:p>
              </table:table-cell>
              <table:table-cell office:value-type="float" office:value="6.72607">
                <text:p>6.726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2825">
                <text:p>1.02825</text:p>
              </table:table-cell>
              <table:table-cell office:value-type="float" office:value="6.74458">
                <text:p>6.744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1903">
                <text:p>0.891903</text:p>
              </table:table-cell>
              <table:table-cell office:value-type="float" office:value="6.75315">
                <text:p>6.753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38915">
                <text:p>0.838915</text:p>
              </table:table-cell>
              <table:table-cell office:value-type="float" office:value="6.75006">
                <text:p>6.75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8668">
                <text:p>0.88668</text:p>
              </table:table-cell>
              <table:table-cell office:value-type="float" office:value="6.75372">
                <text:p>6.753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9077">
                <text:p>0.79077</text:p>
              </table:table-cell>
              <table:table-cell office:value-type="float" office:value="6.74898">
                <text:p>6.748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66401">
                <text:p>0.966401</text:p>
              </table:table-cell>
              <table:table-cell office:value-type="float" office:value="6.74783">
                <text:p>6.74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13726">
                <text:p>0.513726</text:p>
              </table:table-cell>
              <table:table-cell office:value-type="float" office:value="6.74867">
                <text:p>6.748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588">
                <text:p>0.912588</text:p>
              </table:table-cell>
              <table:table-cell office:value-type="float" office:value="6.74734">
                <text:p>6.747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12786">
                <text:p>0.912786</text:p>
              </table:table-cell>
              <table:table-cell office:value-type="float" office:value="6.74922">
                <text:p>6.749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52691">
                <text:p>0.652691</text:p>
              </table:table-cell>
              <table:table-cell office:value-type="float" office:value="6.73425">
                <text:p>6.73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52472">
                <text:p>0.452472</text:p>
              </table:table-cell>
              <table:table-cell office:value-type="float" office:value="6.73926">
                <text:p>6.739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00465">
                <text:p>0.900465</text:p>
              </table:table-cell>
              <table:table-cell office:value-type="float" office:value="6.75139">
                <text:p>6.751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47556">
                <text:p>0.747556</text:p>
              </table:table-cell>
              <table:table-cell office:value-type="float" office:value="6.74751">
                <text:p>6.747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7058">
                <text:p>0.637058</text:p>
              </table:table-cell>
              <table:table-cell office:value-type="float" office:value="6.73821">
                <text:p>6.738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8257">
                <text:p>0.618257</text:p>
              </table:table-cell>
              <table:table-cell office:value-type="float" office:value="6.72956">
                <text:p>6.72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2367">
                <text:p>0.32367</text:p>
              </table:table-cell>
              <table:table-cell office:value-type="float" office:value="6.73915">
                <text:p>6.739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82704">
                <text:p>0.682704</text:p>
              </table:table-cell>
              <table:table-cell office:value-type="float" office:value="6.74618">
                <text:p>6.746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41432">
                <text:p>0.641432</text:p>
              </table:table-cell>
              <table:table-cell office:value-type="float" office:value="6.74388">
                <text:p>6.743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43775">
                <text:p>0.343775</text:p>
              </table:table-cell>
              <table:table-cell office:value-type="float" office:value="6.74593">
                <text:p>6.745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37628">
                <text:p>0.437628</text:p>
              </table:table-cell>
              <table:table-cell office:value-type="float" office:value="6.73242">
                <text:p>6.732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04623">
                <text:p>0.404623</text:p>
              </table:table-cell>
              <table:table-cell office:value-type="float" office:value="6.7465">
                <text:p>6.74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77422">
                <text:p>0.677422</text:p>
              </table:table-cell>
              <table:table-cell office:value-type="float" office:value="6.7467">
                <text:p>6.7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5522">
                <text:p>0.415522</text:p>
              </table:table-cell>
              <table:table-cell office:value-type="float" office:value="6.74634">
                <text:p>6.74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8676">
                <text:p>0.318676</text:p>
              </table:table-cell>
              <table:table-cell office:value-type="float" office:value="6.74709">
                <text:p>6.747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2814">
                <text:p>0.322814</text:p>
              </table:table-cell>
              <table:table-cell office:value-type="float" office:value="6.74017">
                <text:p>6.740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88229">
                <text:p>0.288229</text:p>
              </table:table-cell>
              <table:table-cell office:value-type="float" office:value="6.74291">
                <text:p>6.742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954">
                <text:p>0.382954</text:p>
              </table:table-cell>
              <table:table-cell office:value-type="float" office:value="6.74515">
                <text:p>6.74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39253">
                <text:p>0.239253</text:p>
              </table:table-cell>
              <table:table-cell office:value-type="float" office:value="6.73979">
                <text:p>6.73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635">
                <text:p>0.28635</text:p>
              </table:table-cell>
              <table:table-cell office:value-type="float" office:value="6.72338">
                <text:p>6.723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49392">
                <text:p>0.249392</text:p>
              </table:table-cell>
              <table:table-cell office:value-type="float" office:value="6.73569">
                <text:p>6.735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5535">
                <text:p>0.255535</text:p>
              </table:table-cell>
              <table:table-cell office:value-type="float" office:value="6.74342">
                <text:p>6.743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3382">
                <text:p>0.313382</text:p>
              </table:table-cell>
              <table:table-cell office:value-type="float" office:value="6.73672">
                <text:p>6.73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4387">
                <text:p>0.24387</text:p>
              </table:table-cell>
              <table:table-cell office:value-type="float" office:value="6.72626">
                <text:p>6.726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1755">
                <text:p>0.131755</text:p>
              </table:table-cell>
              <table:table-cell office:value-type="float" office:value="6.7456">
                <text:p>6.74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29595">
                <text:p>0.229595</text:p>
              </table:table-cell>
              <table:table-cell office:value-type="float" office:value="6.72941">
                <text:p>6.729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87278">
                <text:p>0.287278</text:p>
              </table:table-cell>
              <table:table-cell office:value-type="float" office:value="6.69434">
                <text:p>6.69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7692">
                <text:p>0.187692</text:p>
              </table:table-cell>
              <table:table-cell office:value-type="float" office:value="5.85506">
                <text:p>5.855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40992">
                <text:p>0.240992</text:p>
              </table:table-cell>
              <table:table-cell office:value-type="float" office:value="5.7388">
                <text:p>5.73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947">
                <text:p>0.12947</text:p>
              </table:table-cell>
              <table:table-cell office:value-type="float" office:value="6.15572">
                <text:p>6.155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171">
                <text:p>0.15171</text:p>
              </table:table-cell>
              <table:table-cell office:value-type="float" office:value="5.55749">
                <text:p>5.557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6783">
                <text:p>0.126783</text:p>
              </table:table-cell>
              <table:table-cell office:value-type="float" office:value="5.67141">
                <text:p>5.671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5504">
                <text:p>0.165504</text:p>
              </table:table-cell>
              <table:table-cell office:value-type="float" office:value="5.81071">
                <text:p>5.810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4824">
                <text:p>0.114824</text:p>
              </table:table-cell>
              <table:table-cell office:value-type="float" office:value="7.30003">
                <text:p>7.300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82346">
                <text:p>0.182346</text:p>
              </table:table-cell>
              <table:table-cell office:value-type="float" office:value="7.18671">
                <text:p>7.186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1181">
                <text:p>0.131181</text:p>
              </table:table-cell>
              <table:table-cell office:value-type="float" office:value="7.08609">
                <text:p>7.086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4602">
                <text:p>0.124602</text:p>
              </table:table-cell>
              <table:table-cell office:value-type="float" office:value="7.20293">
                <text:p>7.202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5248">
                <text:p>0.135248</text:p>
              </table:table-cell>
              <table:table-cell office:value-type="float" office:value="7.16001">
                <text:p>7.16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53593">
                <text:p>0.153593</text:p>
              </table:table-cell>
              <table:table-cell office:value-type="float" office:value="7.15633">
                <text:p>7.15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1577">
                <text:p>0.151577</text:p>
              </table:table-cell>
              <table:table-cell office:value-type="float" office:value="7.11508">
                <text:p>7.11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8153">
                <text:p>0.108153</text:p>
              </table:table-cell>
              <table:table-cell office:value-type="float" office:value="6.73249">
                <text:p>6.732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1771">
                <text:p>0.131771</text:p>
              </table:table-cell>
              <table:table-cell office:value-type="float" office:value="6.72889">
                <text:p>6.728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037">
                <text:p>0.11037</text:p>
              </table:table-cell>
              <table:table-cell office:value-type="float" office:value="6.73042">
                <text:p>6.73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06">
                <text:p>0.139606</text:p>
              </table:table-cell>
              <table:table-cell office:value-type="float" office:value="8.27377">
                <text:p>8.273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17728">
                <text:p>0.117728</text:p>
              </table:table-cell>
              <table:table-cell office:value-type="float" office:value="7.32229">
                <text:p>7.322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8822">
                <text:p>0.108822</text:p>
              </table:table-cell>
              <table:table-cell office:value-type="float" office:value="7.23606">
                <text:p>7.236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191">
                <text:p>0.12191</text:p>
              </table:table-cell>
              <table:table-cell office:value-type="float" office:value="7.2563">
                <text:p>7.25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935217">
                <text:p>0.0935217</text:p>
              </table:table-cell>
              <table:table-cell office:value-type="float" office:value="7.21663">
                <text:p>7.216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1728">
                <text:p>0.131728</text:p>
              </table:table-cell>
              <table:table-cell office:value-type="float" office:value="7.19655">
                <text:p>7.196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104">
                <text:p>0.11104</text:p>
              </table:table-cell>
              <table:table-cell office:value-type="float" office:value="7.17012">
                <text:p>7.170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927128">
                <text:p>0.0927128</text:p>
              </table:table-cell>
              <table:table-cell office:value-type="float" office:value="7.18496">
                <text:p>7.184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05299">
                <text:p>0.105299</text:p>
              </table:table-cell>
              <table:table-cell office:value-type="float" office:value="7.25403">
                <text:p>7.254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11328">
                <text:p>0.111328</text:p>
              </table:table-cell>
              <table:table-cell office:value-type="float" office:value="7.15801">
                <text:p>7.158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797263">
                <text:p>0.0797263</text:p>
              </table:table-cell>
              <table:table-cell office:value-type="float" office:value="7.12586">
                <text:p>7.12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987347">
                <text:p>0.0987347</text:p>
              </table:table-cell>
              <table:table-cell office:value-type="float" office:value="7.13868">
                <text:p>7.138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92583">
                <text:p>0.0892583</text:p>
              </table:table-cell>
              <table:table-cell office:value-type="float" office:value="7.14008">
                <text:p>7.140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833947">
                <text:p>0.0833947</text:p>
              </table:table-cell>
              <table:table-cell office:value-type="float" office:value="7.16052">
                <text:p>7.160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48198">
                <text:p>0.0948198</text:p>
              </table:table-cell>
              <table:table-cell office:value-type="float" office:value="7.15753">
                <text:p>7.15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45951">
                <text:p>0.0645951</text:p>
              </table:table-cell>
              <table:table-cell office:value-type="float" office:value="7.13009">
                <text:p>7.130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834014">
                <text:p>0.0834014</text:p>
              </table:table-cell>
              <table:table-cell office:value-type="float" office:value="7.14267">
                <text:p>7.14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85608">
                <text:p>0.0885608</text:p>
              </table:table-cell>
              <table:table-cell office:value-type="float" office:value="7.13806">
                <text:p>7.138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800778">
                <text:p>0.0800778</text:p>
              </table:table-cell>
              <table:table-cell office:value-type="float" office:value="7.15192">
                <text:p>7.151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80192">
                <text:p>0.0780192</text:p>
              </table:table-cell>
              <table:table-cell office:value-type="float" office:value="7.14053">
                <text:p>7.140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3034">
                <text:p>0.083034</text:p>
              </table:table-cell>
              <table:table-cell office:value-type="float" office:value="7.13319">
                <text:p>7.133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63979">
                <text:p>0.0763979</text:p>
              </table:table-cell>
              <table:table-cell office:value-type="float" office:value="7.15192">
                <text:p>7.151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804286">
                <text:p>0.0804286</text:p>
              </table:table-cell>
              <table:table-cell office:value-type="float" office:value="7.14903">
                <text:p>7.149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78823">
                <text:p>0.0778823</text:p>
              </table:table-cell>
              <table:table-cell office:value-type="float" office:value="7.13749">
                <text:p>7.137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17697">
                <text:p>0.0617697</text:p>
              </table:table-cell>
              <table:table-cell office:value-type="float" office:value="7.13719">
                <text:p>7.137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1248">
                <text:p>0.071248</text:p>
              </table:table-cell>
              <table:table-cell office:value-type="float" office:value="7.16814">
                <text:p>7.168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602568">
                <text:p>0.0602568</text:p>
              </table:table-cell>
              <table:table-cell office:value-type="float" office:value="7.1138">
                <text:p>7.11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91393">
                <text:p>0.0791393</text:p>
              </table:table-cell>
              <table:table-cell office:value-type="float" office:value="7.13114">
                <text:p>7.131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8486">
                <text:p>0.0728486</text:p>
              </table:table-cell>
              <table:table-cell office:value-type="float" office:value="7.16046">
                <text:p>7.160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66295">
                <text:p>0.0766295</text:p>
              </table:table-cell>
              <table:table-cell office:value-type="float" office:value="7.15218">
                <text:p>7.152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16105">
                <text:p>0.0716105</text:p>
              </table:table-cell>
              <table:table-cell office:value-type="float" office:value="7.15157">
                <text:p>7.151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619021">
                <text:p>0.0619021</text:p>
              </table:table-cell>
              <table:table-cell office:value-type="float" office:value="7.15589">
                <text:p>7.155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4121">
                <text:p>0.074121</text:p>
              </table:table-cell>
              <table:table-cell office:value-type="float" office:value="7.1391">
                <text:p>7.13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8762">
                <text:p>0.058762</text:p>
              </table:table-cell>
              <table:table-cell office:value-type="float" office:value="7.13221">
                <text:p>7.132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97835">
                <text:p>0.0697835</text:p>
              </table:table-cell>
              <table:table-cell office:value-type="float" office:value="7.1562">
                <text:p>7.1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646636">
                <text:p>0.0646636</text:p>
              </table:table-cell>
              <table:table-cell office:value-type="float" office:value="7.14043">
                <text:p>7.140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77876">
                <text:p>0.0577876</text:p>
              </table:table-cell>
              <table:table-cell office:value-type="float" office:value="7.13549">
                <text:p>7.135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1088">
                <text:p>0.061088</text:p>
              </table:table-cell>
              <table:table-cell office:value-type="float" office:value="7.13983">
                <text:p>7.139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39242">
                <text:p>0.0539242</text:p>
              </table:table-cell>
              <table:table-cell office:value-type="float" office:value="7.14511">
                <text:p>7.145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43098">
                <text:p>0.0543098</text:p>
              </table:table-cell>
              <table:table-cell office:value-type="float" office:value="7.13642">
                <text:p>7.136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44313">
                <text:p>0.0644313</text:p>
              </table:table-cell>
              <table:table-cell office:value-type="float" office:value="7.15388">
                <text:p>7.153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613831">
                <text:p>0.0613831</text:p>
              </table:table-cell>
              <table:table-cell office:value-type="float" office:value="7.1107">
                <text:p>7.11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06642">
                <text:p>0.0606642</text:p>
              </table:table-cell>
              <table:table-cell office:value-type="float" office:value="7.09131">
                <text:p>7.09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589856">
                <text:p>0.0589856</text:p>
              </table:table-cell>
              <table:table-cell office:value-type="float" office:value="7.16757">
                <text:p>7.167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53108">
                <text:p>0.0553108</text:p>
              </table:table-cell>
              <table:table-cell office:value-type="float" office:value="7.14925">
                <text:p>7.149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75838">
                <text:p>0.0575838</text:p>
              </table:table-cell>
              <table:table-cell office:value-type="float" office:value="7.13429">
                <text:p>7.134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76254">
                <text:p>0.0576254</text:p>
              </table:table-cell>
              <table:table-cell office:value-type="float" office:value="7.15491">
                <text:p>7.154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57171">
                <text:p>0.0557171</text:p>
              </table:table-cell>
              <table:table-cell office:value-type="float" office:value="7.16035">
                <text:p>7.160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05787">
                <text:p>0.0505787</text:p>
              </table:table-cell>
              <table:table-cell office:value-type="float" office:value="7.15486">
                <text:p>7.15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05863">
                <text:p>0.0505863</text:p>
              </table:table-cell>
              <table:table-cell office:value-type="float" office:value="7.14641">
                <text:p>7.14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517131">
                <text:p>0.0517131</text:p>
              </table:table-cell>
              <table:table-cell office:value-type="float" office:value="7.15125">
                <text:p>7.15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